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29pt"/>
    </style:style>
    <style:style style:name="co2" style:family="table-column">
      <style:table-column-properties fo:break-before="auto" style:column-width="63.81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5.79pt" fo:break-before="auto" style:use-optimal-row-height="false"/>
    </style:style>
    <style:style style:name="ta1" style:family="table" style:master-page-name="PageStyle_5f_ESCALA_20_NOTAS">
      <style:table-properties table:display="true" style:writing-mode="lr-tb"/>
    </style:style>
    <style:style style:name="ce1" style:family="table-cell" style:parent-style-name="Default">
      <style:table-cell-properties style:cell-protect="protected formula-hidden" style:print-content="true" fo:padding="2.01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[$'ESCALA NOTAS'.$L$3]" style:apply-style-name="Excel_5f_CondFormat_5f_1_5f_1_5f_1" style:base-cell-address="'ESCALA NOTAS'.A7"/>
    </style:style>
    <style:style style:name="ce4" style:family="table-cell" style:parent-style-name="Default">
      <style:table-cell-properties style:cell-protect="protected formula-hidden" style:print-content="true" fo:padding="2.01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209">
      <style:table-cell-properties style:glyph-orientation-vertical="0" style:cell-protect="protected formula-hidden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7" style:apply-style-name="Excel_5f_CondFormat_5f_1_5f_2_5f_1" style:base-cell-address="'ESCALA NOTAS'.B7"/>
      <style:map style:condition="cell-content()&lt;4" style:apply-style-name="Excel_5f_CondFormat_5f_1_5f_2_5f_2" style:base-cell-address="'ESCALA NOTAS'.B7"/>
      <style:map style:condition="cell-content()&gt;=4" style:apply-style-name="Excel_5f_CondFormat_5f_1_5f_2_5f_3" style:base-cell-address="'ESCALA NOTAS'.B7"/>
    </style:style>
    <style:style style:name="ce6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969696" style:cell-protect="protected formula-hidden" style:print-content="tru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969696" style:cell-protect="protected formula-hidden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969696" style:cell-protect="formula-hidden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969696" style:cell-protect="protected formula-hidden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969696" style:cell-protect="protected formula-hidden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969696" style:cell-protect="protected formula-hidden" style:print-content="true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209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7" style:apply-style-name="Excel_5f_CondFormat_5f_1_5f_2_5f_1" style:base-cell-address="'ESCALA NOTAS'.B7"/>
      <style:map style:condition="cell-content()&lt;4" style:apply-style-name="Excel_5f_CondFormat_5f_1_5f_2_5f_2" style:base-cell-address="'ESCALA NOTAS'.B7"/>
      <style:map style:condition="cell-content()&gt;=4" style:apply-style-name="Excel_5f_CondFormat_5f_1_5f_2_5f_3" style:base-cell-address="'ESCALA NOTAS'.B7"/>
    </style:style>
    <style:style style:name="ce1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209">
      <style:table-cell-properties style:cell-protect="protected formula-hidden" style:print-content="true" fo:padding="2.01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7" style:apply-style-name="Excel_5f_CondFormat_5f_1_5f_2_5f_1" style:base-cell-address="'ESCALA NOTAS'.B7"/>
      <style:map style:condition="cell-content()&lt;4" style:apply-style-name="Excel_5f_CondFormat_5f_1_5f_2_5f_2" style:base-cell-address="'ESCALA NOTAS'.B7"/>
      <style:map style:condition="cell-content()&gt;=4" style:apply-style-name="Excel_5f_CondFormat_5f_1_5f_2_5f_3" style:base-cell-address="'ESCALA NOTAS'.B7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SCALA NOTAS" table:style-name="ta1">
        <office:forms form:automatic-focus="false" form:apply-design-mode="false"/>
        <table:table-column table:style-name="co1" table:number-columns-repeated="22" table:default-cell-style-name="ce1"/>
        <table:table-column table:style-name="co2" table:number-columns-repeated="235" table:default-cell-style-name="ce1"/>
        <table:table-column table:style-name="co2" table:number-columns-repeated="767" table:default-cell-style-name="Default"/>
        <table:table-row table:style-name="ro1">
          <table:table-cell/>
          <table:table-cell table:style-name="ce4" table:number-columns-repeated="8"/>
          <table:table-cell table:style-name="ce6" table:number-columns-spanned="2" table:number-rows-spanned="1"/>
          <table:covered-table-cell table:style-name="ce17"/>
          <table:table-cell table:number-columns-repeated="1013"/>
        </table:table-row>
        <table:table-row table:style-name="ro1">
          <table:table-cell/>
          <table:table-cell table:style-name="ce4" table:number-columns-repeated="10"/>
          <table:table-cell table:number-columns-repeated="1013"/>
        </table:table-row>
        <table:table-row table:style-name="ro1">
          <table:table-cell/>
          <table:table-cell table:style-name="ce4" table:number-columns-repeated="8"/>
          <table:table-cell table:style-name="ce7" office:value-type="string" calcext:value-type="string" table:number-columns-spanned="2" table:number-rows-spanned="1">
            <text:p>TOTAL</text:p>
          </table:table-cell>
          <table:covered-table-cell table:style-name="ce8"/>
          <table:table-cell table:style-name="ce9" office:value-type="float" office:value="22" calcext:value-type="float">
            <text:p>22</text:p>
          </table:table-cell>
          <table:table-cell/>
          <table:table-cell table:style-name="ce11" office:value-type="string" calcext:value-type="string" table:number-columns-spanned="2" table:number-rows-spanned="1">
            <text:p>% CORTE</text:p>
          </table:table-cell>
          <table:covered-table-cell table:style-name="ce10"/>
          <table:table-cell table:style-name="ce12" office:value-type="float" office:value="60" calcext:value-type="float">
            <text:p>60</text:p>
          </table:table-cell>
          <table:table-cell table:style-name="ce13"/>
          <table:table-cell table:number-columns-repeated="1007"/>
        </table:table-row>
        <table:table-row table:style-name="ro1">
          <table:table-cell/>
          <table:table-cell table:style-name="ce4" table:number-columns-repeated="8"/>
          <table:table-cell table:style-name="ce7" office:value-type="string" calcext:value-type="string" table:number-columns-spanned="2" table:number-rows-spanned="1">
            <text:p>CORTE</text:p>
          </table:table-cell>
          <table:covered-table-cell table:style-name="ce8"/>
          <table:table-cell table:style-name="ce10" table:formula="of:=INT(((([.P3]*[.L3])/100)*10)/10)" office:value-type="float" office:value="13" calcext:value-type="float">
            <text:p>13</text:p>
          </table:table-cell>
          <table:table-cell/>
          <table:table-cell table:style-name="ce4"/>
          <table:table-cell table:number-columns-repeated="2"/>
          <table:table-cell table:style-name="ce14"/>
          <table:table-cell table:number-columns-repeated="1007"/>
        </table:table-row>
        <table:table-row table:style-name="ro1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PTS</text:p>
          </table:table-cell>
          <table:table-cell table:style-name="ce17" office:value-type="string" calcext:value-type="string">
            <text:p>NOTA</text:p>
          </table:table-cell>
          <table:table-cell table:style-name="ce17" office:value-type="string" calcext:value-type="string">
            <text:p>PTS</text:p>
          </table:table-cell>
          <table:table-cell table:style-name="ce17" office:value-type="string" calcext:value-type="string">
            <text:p>NOTA</text:p>
          </table:table-cell>
          <table:table-cell table:style-name="ce17" office:value-type="string" calcext:value-type="string">
            <text:p>PTS</text:p>
          </table:table-cell>
          <table:table-cell table:style-name="ce17" office:value-type="string" calcext:value-type="string">
            <text:p>NOTA</text:p>
          </table:table-cell>
          <table:table-cell table:style-name="ce17" office:value-type="string" calcext:value-type="string">
            <text:p>PTS</text:p>
          </table:table-cell>
          <table:table-cell table:style-name="ce17" office:value-type="string" calcext:value-type="string">
            <text:p>NOTA</text:p>
          </table:table-cell>
          <table:table-cell table:style-name="ce17" office:value-type="string" calcext:value-type="string">
            <text:p>PTS</text:p>
          </table:table-cell>
          <table:table-cell table:style-name="ce17" office:value-type="string" calcext:value-type="string">
            <text:p>NOTA</text:p>
          </table:table-cell>
          <table:table-cell table:style-name="ce17" office:value-type="string" calcext:value-type="string">
            <text:p>PTS</text:p>
          </table:table-cell>
          <table:table-cell table:style-name="ce17" office:value-type="string" calcext:value-type="string">
            <text:p>NOTA</text:p>
          </table:table-cell>
          <table:table-cell table:style-name="ce17" office:value-type="string" calcext:value-type="string">
            <text:p>PTS</text:p>
          </table:table-cell>
          <table:table-cell table:style-name="ce17" office:value-type="string" calcext:value-type="string">
            <text:p>NOTA</text:p>
          </table:table-cell>
          <table:table-cell table:style-name="ce17" office:value-type="string" calcext:value-type="string">
            <text:p>PTS</text:p>
          </table:table-cell>
          <table:table-cell table:style-name="ce17" office:value-type="string" calcext:value-type="string">
            <text:p>NOTA</text:p>
          </table:table-cell>
          <table:table-cell table:style-name="ce17" office:value-type="string" calcext:value-type="string">
            <text:p>PTS</text:p>
          </table:table-cell>
          <table:table-cell table:style-name="ce17" office:value-type="string" calcext:value-type="string">
            <text:p>NOTA</text:p>
          </table:table-cell>
          <table:table-cell table:style-name="ce17" office:value-type="string" calcext:value-type="string">
            <text:p>PTS</text:p>
          </table:table-cell>
          <table:table-cell table:style-name="ce17" office:value-type="string" calcext:value-type="string">
            <text:p>NOTA</text:p>
          </table:table-cell>
          <table:table-cell table:style-name="ce17" office:value-type="string" calcext:value-type="string">
            <text:p>PTS</text:p>
          </table:table-cell>
          <table:table-cell table:style-name="ce17" office:value-type="string" calcext:value-type="string">
            <text:p>NOTA</text:p>
          </table:table-cell>
          <table:table-cell table:style-name="ce15" table:number-columns-repeated="100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5" table:formula="of:=IF([.A7]&gt;[.$L$4];3*([.A7]-[.$L$4])/([.$L$3]-[.$L$4])+4;3*[.A7]/[.$L$4]+1)" office:value-type="float" office:value="1" calcext:value-type="float">
            <text:p>1.0</text:p>
          </table:table-cell>
          <table:table-cell table:style-name="ce3" office:value-type="float" office:value="20" calcext:value-type="float">
            <text:p>20</text:p>
          </table:table-cell>
          <table:table-cell table:style-name="ce5" table:formula="of:=IF([.C7]&gt;[.$L$4];3*([.C7]-[.$L$4])/([.$L$3]-[.$L$4])+4;3*[.C7]/[.$L$4]+1)" office:value-type="float" office:value="6.33333333333333" calcext:value-type="float">
            <text:p>6.3</text:p>
          </table:table-cell>
          <table:table-cell table:style-name="ce3" office:value-type="float" office:value="40" calcext:value-type="float">
            <text:p>40</text:p>
          </table:table-cell>
          <table:table-cell table:style-name="ce5" table:formula="of:=IF([.E7]&gt;[.$L$4];3*([.E7]-[.$L$4])/([.$L$3]-[.$L$4])+4;3*[.E7]/[.$L$4]+1)" office:value-type="float" office:value="13" calcext:value-type="float">
            <text:p>13.0</text:p>
          </table:table-cell>
          <table:table-cell table:style-name="ce3" office:value-type="float" office:value="60" calcext:value-type="float">
            <text:p>60</text:p>
          </table:table-cell>
          <table:table-cell table:style-name="ce5" table:formula="of:=IF([.G7]&gt;[.$L$4];3*([.G7]-[.$L$4])/([.$L$3]-[.$L$4])+4;3*[.G7]/[.$L$4]+1)" office:value-type="float" office:value="19.6666666666667" calcext:value-type="float">
            <text:p>19.7</text:p>
          </table:table-cell>
          <table:table-cell table:style-name="ce3" office:value-type="float" office:value="80" calcext:value-type="float">
            <text:p>80</text:p>
          </table:table-cell>
          <table:table-cell table:style-name="ce5" table:formula="of:=IF([.I7]&gt;[.$L$4];3*([.I7]-[.$L$4])/([.$L$3]-[.$L$4])+4;3*[.I7]/[.$L$4]+1)" office:value-type="float" office:value="26.3333333333333" calcext:value-type="float">
            <text:p>26.3</text:p>
          </table:table-cell>
          <table:table-cell table:style-name="ce3" office:value-type="float" office:value="100" calcext:value-type="float">
            <text:p>100</text:p>
          </table:table-cell>
          <table:table-cell table:style-name="ce5" table:formula="of:=IF([.K7]&gt;[.$L$4];3*([.K7]-[.$L$4])/([.$L$3]-[.$L$4])+4;3*[.K7]/[.$L$4]+1)" office:value-type="float" office:value="33" calcext:value-type="float">
            <text:p>33.0</text:p>
          </table:table-cell>
          <table:table-cell table:style-name="ce3" office:value-type="float" office:value="120" calcext:value-type="float">
            <text:p>120</text:p>
          </table:table-cell>
          <table:table-cell table:style-name="ce5" table:formula="of:=IF([.M7]&gt;[.$L$4];3*([.M7]-[.$L$4])/([.$L$3]-[.$L$4])+4;3*[.M7]/[.$L$4]+1)" office:value-type="float" office:value="39.6666666666667" calcext:value-type="float">
            <text:p>39.7</text:p>
          </table:table-cell>
          <table:table-cell table:style-name="ce3" office:value-type="float" office:value="140" calcext:value-type="float">
            <text:p>140</text:p>
          </table:table-cell>
          <table:table-cell table:style-name="ce5" table:formula="of:=IF([.O7]&gt;[.$L$4];3*([.O7]-[.$L$4])/([.$L$3]-[.$L$4])+4;3*[.O7]/[.$L$4]+1)" office:value-type="float" office:value="46.3333333333333" calcext:value-type="float">
            <text:p>46.3</text:p>
          </table:table-cell>
          <table:table-cell table:style-name="ce3" office:value-type="float" office:value="160" calcext:value-type="float">
            <text:p>160</text:p>
          </table:table-cell>
          <table:table-cell table:style-name="ce5" table:formula="of:=IF([.Q7]&gt;[.$L$4];3*([.Q7]-[.$L$4])/([.$L$3]-[.$L$4])+4;3*[.Q7]/[.$L$4]+1)" office:value-type="float" office:value="53" calcext:value-type="float">
            <text:p>53.0</text:p>
          </table:table-cell>
          <table:table-cell table:style-name="ce3" office:value-type="float" office:value="180" calcext:value-type="float">
            <text:p>180</text:p>
          </table:table-cell>
          <table:table-cell table:style-name="ce5" table:formula="of:=IF([.S7]&gt;[.$L$4];3*([.S7]-[.$L$4])/([.$L$3]-[.$L$4])+4;3*[.S7]/[.$L$4]+1)" office:value-type="float" office:value="59.6666666666667" calcext:value-type="float">
            <text:p>59.7</text:p>
          </table:table-cell>
          <table:table-cell table:style-name="ce3" office:value-type="float" office:value="200" calcext:value-type="float">
            <text:p>200</text:p>
          </table:table-cell>
          <table:table-cell table:style-name="ce5" table:formula="of:=IF([.U7]&gt;[.$L$4];3*([.U7]-[.$L$4])/([.$L$3]-[.$L$4])+4;3*[.U7]/[.$L$4]+1)" office:value-type="float" office:value="66.3333333333333" calcext:value-type="float">
            <text:p>66.3</text:p>
          </table:table-cell>
          <table:table-cell table:number-columns-repeated="100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table:formula="of:=IF([.A8]&gt;[.$L$4];3*([.A8]-[.$L$4])/([.$L$3]-[.$L$4])+4;3*[.A8]/[.$L$4]+1)" office:value-type="float" office:value="1.23076923076923" calcext:value-type="float">
            <text:p>1.2</text:p>
          </table:table-cell>
          <table:table-cell table:style-name="ce3" office:value-type="float" office:value="21" calcext:value-type="float">
            <text:p>21</text:p>
          </table:table-cell>
          <table:table-cell table:style-name="ce5" table:formula="of:=IF([.C8]&gt;[.$L$4];3*([.C8]-[.$L$4])/([.$L$3]-[.$L$4])+4;3*[.C8]/[.$L$4]+1)" office:value-type="float" office:value="6.66666666666667" calcext:value-type="float">
            <text:p>6.7</text:p>
          </table:table-cell>
          <table:table-cell table:style-name="ce3" office:value-type="float" office:value="41" calcext:value-type="float">
            <text:p>41</text:p>
          </table:table-cell>
          <table:table-cell table:style-name="ce5" table:formula="of:=IF([.E8]&gt;[.$L$4];3*([.E8]-[.$L$4])/([.$L$3]-[.$L$4])+4;3*[.E8]/[.$L$4]+1)" office:value-type="float" office:value="13.3333333333333" calcext:value-type="float">
            <text:p>13.3</text:p>
          </table:table-cell>
          <table:table-cell table:style-name="ce3" office:value-type="float" office:value="61" calcext:value-type="float">
            <text:p>61</text:p>
          </table:table-cell>
          <table:table-cell table:style-name="ce5" table:formula="of:=IF([.G8]&gt;[.$L$4];3*([.G8]-[.$L$4])/([.$L$3]-[.$L$4])+4;3*[.G8]/[.$L$4]+1)" office:value-type="float" office:value="20" calcext:value-type="float">
            <text:p>20.0</text:p>
          </table:table-cell>
          <table:table-cell table:style-name="ce3" office:value-type="float" office:value="81" calcext:value-type="float">
            <text:p>81</text:p>
          </table:table-cell>
          <table:table-cell table:style-name="ce5" table:formula="of:=IF([.I8]&gt;[.$L$4];3*([.I8]-[.$L$4])/([.$L$3]-[.$L$4])+4;3*[.I8]/[.$L$4]+1)" office:value-type="float" office:value="26.6666666666667" calcext:value-type="float">
            <text:p>26.7</text:p>
          </table:table-cell>
          <table:table-cell table:style-name="ce3" office:value-type="float" office:value="101" calcext:value-type="float">
            <text:p>101</text:p>
          </table:table-cell>
          <table:table-cell table:style-name="ce5" table:formula="of:=IF([.K8]&gt;[.$L$4];3*([.K8]-[.$L$4])/([.$L$3]-[.$L$4])+4;3*[.K8]/[.$L$4]+1)" office:value-type="float" office:value="33.3333333333333" calcext:value-type="float">
            <text:p>33.3</text:p>
          </table:table-cell>
          <table:table-cell table:style-name="ce3" office:value-type="float" office:value="121" calcext:value-type="float">
            <text:p>121</text:p>
          </table:table-cell>
          <table:table-cell table:style-name="ce5" table:formula="of:=IF([.M8]&gt;[.$L$4];3*([.M8]-[.$L$4])/([.$L$3]-[.$L$4])+4;3*[.M8]/[.$L$4]+1)" office:value-type="float" office:value="40" calcext:value-type="float">
            <text:p>40.0</text:p>
          </table:table-cell>
          <table:table-cell table:style-name="ce3" office:value-type="float" office:value="141" calcext:value-type="float">
            <text:p>141</text:p>
          </table:table-cell>
          <table:table-cell table:style-name="ce5" table:formula="of:=IF([.O8]&gt;[.$L$4];3*([.O8]-[.$L$4])/([.$L$3]-[.$L$4])+4;3*[.O8]/[.$L$4]+1)" office:value-type="float" office:value="46.6666666666667" calcext:value-type="float">
            <text:p>46.7</text:p>
          </table:table-cell>
          <table:table-cell table:style-name="ce3" office:value-type="float" office:value="161" calcext:value-type="float">
            <text:p>161</text:p>
          </table:table-cell>
          <table:table-cell table:style-name="ce5" table:formula="of:=IF([.Q8]&gt;[.$L$4];3*([.Q8]-[.$L$4])/([.$L$3]-[.$L$4])+4;3*[.Q8]/[.$L$4]+1)" office:value-type="float" office:value="53.3333333333333" calcext:value-type="float">
            <text:p>53.3</text:p>
          </table:table-cell>
          <table:table-cell table:style-name="ce3" office:value-type="float" office:value="181" calcext:value-type="float">
            <text:p>181</text:p>
          </table:table-cell>
          <table:table-cell table:style-name="ce5" table:formula="of:=IF([.S8]&gt;[.$L$4];3*([.S8]-[.$L$4])/([.$L$3]-[.$L$4])+4;3*[.S8]/[.$L$4]+1)" office:value-type="float" office:value="60" calcext:value-type="float">
            <text:p>60.0</text:p>
          </table:table-cell>
          <table:table-cell table:style-name="ce3" office:value-type="float" office:value="201" calcext:value-type="float">
            <text:p>201</text:p>
          </table:table-cell>
          <table:table-cell table:style-name="ce5" table:formula="of:=IF([.U8]&gt;[.$L$4];3*([.U8]-[.$L$4])/([.$L$3]-[.$L$4])+4;3*[.U8]/[.$L$4]+1)" office:value-type="float" office:value="66.6666666666667" calcext:value-type="float">
            <text:p>66.7</text:p>
          </table:table-cell>
          <table:table-cell table:number-columns-repeated="100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table:formula="of:=IF([.A9]&gt;[.$L$4];3*([.A9]-[.$L$4])/([.$L$3]-[.$L$4])+4;3*[.A9]/[.$L$4]+1)" office:value-type="float" office:value="1.46153846153846" calcext:value-type="float">
            <text:p>1.5</text:p>
          </table:table-cell>
          <table:table-cell table:style-name="ce3" office:value-type="float" office:value="22" calcext:value-type="float">
            <text:p>22</text:p>
          </table:table-cell>
          <table:table-cell table:style-name="ce5" table:formula="of:=IF([.C9]&gt;[.$L$4];3*([.C9]-[.$L$4])/([.$L$3]-[.$L$4])+4;3*[.C9]/[.$L$4]+1)" office:value-type="float" office:value="7" calcext:value-type="float">
            <text:p>7.0</text:p>
          </table:table-cell>
          <table:table-cell table:style-name="ce3" office:value-type="float" office:value="42" calcext:value-type="float">
            <text:p>42</text:p>
          </table:table-cell>
          <table:table-cell table:style-name="ce5" table:formula="of:=IF([.E9]&gt;[.$L$4];3*([.E9]-[.$L$4])/([.$L$3]-[.$L$4])+4;3*[.E9]/[.$L$4]+1)" office:value-type="float" office:value="13.6666666666667" calcext:value-type="float">
            <text:p>13.7</text:p>
          </table:table-cell>
          <table:table-cell table:style-name="ce3" office:value-type="float" office:value="62" calcext:value-type="float">
            <text:p>62</text:p>
          </table:table-cell>
          <table:table-cell table:style-name="ce5" table:formula="of:=IF([.G9]&gt;[.$L$4];3*([.G9]-[.$L$4])/([.$L$3]-[.$L$4])+4;3*[.G9]/[.$L$4]+1)" office:value-type="float" office:value="20.3333333333333" calcext:value-type="float">
            <text:p>20.3</text:p>
          </table:table-cell>
          <table:table-cell table:style-name="ce3" office:value-type="float" office:value="82" calcext:value-type="float">
            <text:p>82</text:p>
          </table:table-cell>
          <table:table-cell table:style-name="ce5" table:formula="of:=IF([.I9]&gt;[.$L$4];3*([.I9]-[.$L$4])/([.$L$3]-[.$L$4])+4;3*[.I9]/[.$L$4]+1)" office:value-type="float" office:value="27" calcext:value-type="float">
            <text:p>27.0</text:p>
          </table:table-cell>
          <table:table-cell table:style-name="ce3" office:value-type="float" office:value="102" calcext:value-type="float">
            <text:p>102</text:p>
          </table:table-cell>
          <table:table-cell table:style-name="ce5" table:formula="of:=IF([.K9]&gt;[.$L$4];3*([.K9]-[.$L$4])/([.$L$3]-[.$L$4])+4;3*[.K9]/[.$L$4]+1)" office:value-type="float" office:value="33.6666666666667" calcext:value-type="float">
            <text:p>33.7</text:p>
          </table:table-cell>
          <table:table-cell table:style-name="ce3" office:value-type="float" office:value="122" calcext:value-type="float">
            <text:p>122</text:p>
          </table:table-cell>
          <table:table-cell table:style-name="ce5" table:formula="of:=IF([.M9]&gt;[.$L$4];3*([.M9]-[.$L$4])/([.$L$3]-[.$L$4])+4;3*[.M9]/[.$L$4]+1)" office:value-type="float" office:value="40.3333333333333" calcext:value-type="float">
            <text:p>40.3</text:p>
          </table:table-cell>
          <table:table-cell table:style-name="ce3" office:value-type="float" office:value="142" calcext:value-type="float">
            <text:p>142</text:p>
          </table:table-cell>
          <table:table-cell table:style-name="ce5" table:formula="of:=IF([.O9]&gt;[.$L$4];3*([.O9]-[.$L$4])/([.$L$3]-[.$L$4])+4;3*[.O9]/[.$L$4]+1)" office:value-type="float" office:value="47" calcext:value-type="float">
            <text:p>47.0</text:p>
          </table:table-cell>
          <table:table-cell table:style-name="ce3" office:value-type="float" office:value="162" calcext:value-type="float">
            <text:p>162</text:p>
          </table:table-cell>
          <table:table-cell table:style-name="ce5" table:formula="of:=IF([.Q9]&gt;[.$L$4];3*([.Q9]-[.$L$4])/([.$L$3]-[.$L$4])+4;3*[.Q9]/[.$L$4]+1)" office:value-type="float" office:value="53.6666666666667" calcext:value-type="float">
            <text:p>53.7</text:p>
          </table:table-cell>
          <table:table-cell table:style-name="ce3" office:value-type="float" office:value="182" calcext:value-type="float">
            <text:p>182</text:p>
          </table:table-cell>
          <table:table-cell table:style-name="ce5" table:formula="of:=IF([.S9]&gt;[.$L$4];3*([.S9]-[.$L$4])/([.$L$3]-[.$L$4])+4;3*[.S9]/[.$L$4]+1)" office:value-type="float" office:value="60.3333333333333" calcext:value-type="float">
            <text:p>60.3</text:p>
          </table:table-cell>
          <table:table-cell table:style-name="ce3" office:value-type="float" office:value="202" calcext:value-type="float">
            <text:p>202</text:p>
          </table:table-cell>
          <table:table-cell table:style-name="ce5" table:formula="of:=IF([.U9]&gt;[.$L$4];3*([.U9]-[.$L$4])/([.$L$3]-[.$L$4])+4;3*[.U9]/[.$L$4]+1)" office:value-type="float" office:value="67" calcext:value-type="float">
            <text:p>67.0</text:p>
          </table:table-cell>
          <table:table-cell table:number-columns-repeated="100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table:formula="of:=IF([.A10]&gt;[.$L$4];3*([.A10]-[.$L$4])/([.$L$3]-[.$L$4])+4;3*[.A10]/[.$L$4]+1)" office:value-type="float" office:value="1.69230769230769" calcext:value-type="float">
            <text:p>1.7</text:p>
          </table:table-cell>
          <table:table-cell table:style-name="ce3" office:value-type="float" office:value="23" calcext:value-type="float">
            <text:p>23</text:p>
          </table:table-cell>
          <table:table-cell table:style-name="ce5" table:formula="of:=IF([.C10]&gt;[.$L$4];3*([.C10]-[.$L$4])/([.$L$3]-[.$L$4])+4;3*[.C10]/[.$L$4]+1)" office:value-type="float" office:value="7.33333333333333" calcext:value-type="float">
            <text:p>7.3</text:p>
          </table:table-cell>
          <table:table-cell table:style-name="ce3" office:value-type="float" office:value="43" calcext:value-type="float">
            <text:p>43</text:p>
          </table:table-cell>
          <table:table-cell table:style-name="ce5" table:formula="of:=IF([.E10]&gt;[.$L$4];3*([.E10]-[.$L$4])/([.$L$3]-[.$L$4])+4;3*[.E10]/[.$L$4]+1)" office:value-type="float" office:value="14" calcext:value-type="float">
            <text:p>14.0</text:p>
          </table:table-cell>
          <table:table-cell table:style-name="ce3" office:value-type="float" office:value="63" calcext:value-type="float">
            <text:p>63</text:p>
          </table:table-cell>
          <table:table-cell table:style-name="ce5" table:formula="of:=IF([.G10]&gt;[.$L$4];3*([.G10]-[.$L$4])/([.$L$3]-[.$L$4])+4;3*[.G10]/[.$L$4]+1)" office:value-type="float" office:value="20.6666666666667" calcext:value-type="float">
            <text:p>20.7</text:p>
          </table:table-cell>
          <table:table-cell table:style-name="ce3" office:value-type="float" office:value="83" calcext:value-type="float">
            <text:p>83</text:p>
          </table:table-cell>
          <table:table-cell table:style-name="ce5" table:formula="of:=IF([.I10]&gt;[.$L$4];3*([.I10]-[.$L$4])/([.$L$3]-[.$L$4])+4;3*[.I10]/[.$L$4]+1)" office:value-type="float" office:value="27.3333333333333" calcext:value-type="float">
            <text:p>27.3</text:p>
          </table:table-cell>
          <table:table-cell table:style-name="ce3" office:value-type="float" office:value="103" calcext:value-type="float">
            <text:p>103</text:p>
          </table:table-cell>
          <table:table-cell table:style-name="ce5" table:formula="of:=IF([.K10]&gt;[.$L$4];3*([.K10]-[.$L$4])/([.$L$3]-[.$L$4])+4;3*[.K10]/[.$L$4]+1)" office:value-type="float" office:value="34" calcext:value-type="float">
            <text:p>34.0</text:p>
          </table:table-cell>
          <table:table-cell table:style-name="ce3" office:value-type="float" office:value="123" calcext:value-type="float">
            <text:p>123</text:p>
          </table:table-cell>
          <table:table-cell table:style-name="ce5" table:formula="of:=IF([.M10]&gt;[.$L$4];3*([.M10]-[.$L$4])/([.$L$3]-[.$L$4])+4;3*[.M10]/[.$L$4]+1)" office:value-type="float" office:value="40.6666666666667" calcext:value-type="float">
            <text:p>40.7</text:p>
          </table:table-cell>
          <table:table-cell table:style-name="ce3" office:value-type="float" office:value="143" calcext:value-type="float">
            <text:p>143</text:p>
          </table:table-cell>
          <table:table-cell table:style-name="ce5" table:formula="of:=IF([.O10]&gt;[.$L$4];3*([.O10]-[.$L$4])/([.$L$3]-[.$L$4])+4;3*[.O10]/[.$L$4]+1)" office:value-type="float" office:value="47.3333333333333" calcext:value-type="float">
            <text:p>47.3</text:p>
          </table:table-cell>
          <table:table-cell table:style-name="ce3" office:value-type="float" office:value="163" calcext:value-type="float">
            <text:p>163</text:p>
          </table:table-cell>
          <table:table-cell table:style-name="ce5" table:formula="of:=IF([.Q10]&gt;[.$L$4];3*([.Q10]-[.$L$4])/([.$L$3]-[.$L$4])+4;3*[.Q10]/[.$L$4]+1)" office:value-type="float" office:value="54" calcext:value-type="float">
            <text:p>54.0</text:p>
          </table:table-cell>
          <table:table-cell table:style-name="ce3" office:value-type="float" office:value="183" calcext:value-type="float">
            <text:p>183</text:p>
          </table:table-cell>
          <table:table-cell table:style-name="ce5" table:formula="of:=IF([.S10]&gt;[.$L$4];3*([.S10]-[.$L$4])/([.$L$3]-[.$L$4])+4;3*[.S10]/[.$L$4]+1)" office:value-type="float" office:value="60.6666666666667" calcext:value-type="float">
            <text:p>60.7</text:p>
          </table:table-cell>
          <table:table-cell table:style-name="ce3" office:value-type="float" office:value="203" calcext:value-type="float">
            <text:p>203</text:p>
          </table:table-cell>
          <table:table-cell table:style-name="ce5" table:formula="of:=IF([.U10]&gt;[.$L$4];3*([.U10]-[.$L$4])/([.$L$3]-[.$L$4])+4;3*[.U10]/[.$L$4]+1)" office:value-type="float" office:value="67.3333333333333" calcext:value-type="float">
            <text:p>67.3</text:p>
          </table:table-cell>
          <table:table-cell table:number-columns-repeated="100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table:formula="of:=IF([.A11]&gt;[.$L$4];3*([.A11]-[.$L$4])/([.$L$3]-[.$L$4])+4;3*[.A11]/[.$L$4]+1)" office:value-type="float" office:value="1.92307692307692" calcext:value-type="float">
            <text:p>1.9</text:p>
          </table:table-cell>
          <table:table-cell table:style-name="ce3" office:value-type="float" office:value="24" calcext:value-type="float">
            <text:p>24</text:p>
          </table:table-cell>
          <table:table-cell table:style-name="ce5" table:formula="of:=IF([.C11]&gt;[.$L$4];3*([.C11]-[.$L$4])/([.$L$3]-[.$L$4])+4;3*[.C11]/[.$L$4]+1)" office:value-type="float" office:value="7.66666666666667" calcext:value-type="float">
            <text:p>7.7</text:p>
          </table:table-cell>
          <table:table-cell table:style-name="ce3" office:value-type="float" office:value="44" calcext:value-type="float">
            <text:p>44</text:p>
          </table:table-cell>
          <table:table-cell table:style-name="ce5" table:formula="of:=IF([.E11]&gt;[.$L$4];3*([.E11]-[.$L$4])/([.$L$3]-[.$L$4])+4;3*[.E11]/[.$L$4]+1)" office:value-type="float" office:value="14.3333333333333" calcext:value-type="float">
            <text:p>14.3</text:p>
          </table:table-cell>
          <table:table-cell table:style-name="ce3" office:value-type="float" office:value="64" calcext:value-type="float">
            <text:p>64</text:p>
          </table:table-cell>
          <table:table-cell table:style-name="ce5" table:formula="of:=IF([.G11]&gt;[.$L$4];3*([.G11]-[.$L$4])/([.$L$3]-[.$L$4])+4;3*[.G11]/[.$L$4]+1)" office:value-type="float" office:value="21" calcext:value-type="float">
            <text:p>21.0</text:p>
          </table:table-cell>
          <table:table-cell table:style-name="ce3" office:value-type="float" office:value="84" calcext:value-type="float">
            <text:p>84</text:p>
          </table:table-cell>
          <table:table-cell table:style-name="ce5" table:formula="of:=IF([.I11]&gt;[.$L$4];3*([.I11]-[.$L$4])/([.$L$3]-[.$L$4])+4;3*[.I11]/[.$L$4]+1)" office:value-type="float" office:value="27.6666666666667" calcext:value-type="float">
            <text:p>27.7</text:p>
          </table:table-cell>
          <table:table-cell table:style-name="ce3" office:value-type="float" office:value="104" calcext:value-type="float">
            <text:p>104</text:p>
          </table:table-cell>
          <table:table-cell table:style-name="ce5" table:formula="of:=IF([.K11]&gt;[.$L$4];3*([.K11]-[.$L$4])/([.$L$3]-[.$L$4])+4;3*[.K11]/[.$L$4]+1)" office:value-type="float" office:value="34.3333333333333" calcext:value-type="float">
            <text:p>34.3</text:p>
          </table:table-cell>
          <table:table-cell table:style-name="ce3" office:value-type="float" office:value="124" calcext:value-type="float">
            <text:p>124</text:p>
          </table:table-cell>
          <table:table-cell table:style-name="ce5" table:formula="of:=IF([.M11]&gt;[.$L$4];3*([.M11]-[.$L$4])/([.$L$3]-[.$L$4])+4;3*[.M11]/[.$L$4]+1)" office:value-type="float" office:value="41" calcext:value-type="float">
            <text:p>41.0</text:p>
          </table:table-cell>
          <table:table-cell table:style-name="ce3" office:value-type="float" office:value="144" calcext:value-type="float">
            <text:p>144</text:p>
          </table:table-cell>
          <table:table-cell table:style-name="ce5" table:formula="of:=IF([.O11]&gt;[.$L$4];3*([.O11]-[.$L$4])/([.$L$3]-[.$L$4])+4;3*[.O11]/[.$L$4]+1)" office:value-type="float" office:value="47.6666666666667" calcext:value-type="float">
            <text:p>47.7</text:p>
          </table:table-cell>
          <table:table-cell table:style-name="ce3" office:value-type="float" office:value="164" calcext:value-type="float">
            <text:p>164</text:p>
          </table:table-cell>
          <table:table-cell table:style-name="ce5" table:formula="of:=IF([.Q11]&gt;[.$L$4];3*([.Q11]-[.$L$4])/([.$L$3]-[.$L$4])+4;3*[.Q11]/[.$L$4]+1)" office:value-type="float" office:value="54.3333333333333" calcext:value-type="float">
            <text:p>54.3</text:p>
          </table:table-cell>
          <table:table-cell table:style-name="ce3" office:value-type="float" office:value="184" calcext:value-type="float">
            <text:p>184</text:p>
          </table:table-cell>
          <table:table-cell table:style-name="ce5" table:formula="of:=IF([.S11]&gt;[.$L$4];3*([.S11]-[.$L$4])/([.$L$3]-[.$L$4])+4;3*[.S11]/[.$L$4]+1)" office:value-type="float" office:value="61" calcext:value-type="float">
            <text:p>61.0</text:p>
          </table:table-cell>
          <table:table-cell table:style-name="ce3" office:value-type="float" office:value="204" calcext:value-type="float">
            <text:p>204</text:p>
          </table:table-cell>
          <table:table-cell table:style-name="ce5" table:formula="of:=IF([.U11]&gt;[.$L$4];3*([.U11]-[.$L$4])/([.$L$3]-[.$L$4])+4;3*[.U11]/[.$L$4]+1)" office:value-type="float" office:value="67.6666666666667" calcext:value-type="float">
            <text:p>67.7</text:p>
          </table:table-cell>
          <table:table-cell table:number-columns-repeated="100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table:formula="of:=IF([.A12]&gt;[.$L$4];3*([.A12]-[.$L$4])/([.$L$3]-[.$L$4])+4;3*[.A12]/[.$L$4]+1)" office:value-type="float" office:value="2.15384615384615" calcext:value-type="float">
            <text:p>2.2</text:p>
          </table:table-cell>
          <table:table-cell table:style-name="ce3" office:value-type="float" office:value="25" calcext:value-type="float">
            <text:p>25</text:p>
          </table:table-cell>
          <table:table-cell table:style-name="ce5" table:formula="of:=IF([.C12]&gt;[.$L$4];3*([.C12]-[.$L$4])/([.$L$3]-[.$L$4])+4;3*[.C12]/[.$L$4]+1)" office:value-type="float" office:value="8" calcext:value-type="float">
            <text:p>8.0</text:p>
          </table:table-cell>
          <table:table-cell table:style-name="ce3" office:value-type="float" office:value="45" calcext:value-type="float">
            <text:p>45</text:p>
          </table:table-cell>
          <table:table-cell table:style-name="ce5" table:formula="of:=IF([.E12]&gt;[.$L$4];3*([.E12]-[.$L$4])/([.$L$3]-[.$L$4])+4;3*[.E12]/[.$L$4]+1)" office:value-type="float" office:value="14.6666666666667" calcext:value-type="float">
            <text:p>14.7</text:p>
          </table:table-cell>
          <table:table-cell table:style-name="ce3" office:value-type="float" office:value="65" calcext:value-type="float">
            <text:p>65</text:p>
          </table:table-cell>
          <table:table-cell table:style-name="ce5" table:formula="of:=IF([.G12]&gt;[.$L$4];3*([.G12]-[.$L$4])/([.$L$3]-[.$L$4])+4;3*[.G12]/[.$L$4]+1)" office:value-type="float" office:value="21.3333333333333" calcext:value-type="float">
            <text:p>21.3</text:p>
          </table:table-cell>
          <table:table-cell table:style-name="ce3" office:value-type="float" office:value="85" calcext:value-type="float">
            <text:p>85</text:p>
          </table:table-cell>
          <table:table-cell table:style-name="ce5" table:formula="of:=IF([.I12]&gt;[.$L$4];3*([.I12]-[.$L$4])/([.$L$3]-[.$L$4])+4;3*[.I12]/[.$L$4]+1)" office:value-type="float" office:value="28" calcext:value-type="float">
            <text:p>28.0</text:p>
          </table:table-cell>
          <table:table-cell table:style-name="ce3" office:value-type="float" office:value="105" calcext:value-type="float">
            <text:p>105</text:p>
          </table:table-cell>
          <table:table-cell table:style-name="ce5" table:formula="of:=IF([.K12]&gt;[.$L$4];3*([.K12]-[.$L$4])/([.$L$3]-[.$L$4])+4;3*[.K12]/[.$L$4]+1)" office:value-type="float" office:value="34.6666666666667" calcext:value-type="float">
            <text:p>34.7</text:p>
          </table:table-cell>
          <table:table-cell table:style-name="ce3" office:value-type="float" office:value="125" calcext:value-type="float">
            <text:p>125</text:p>
          </table:table-cell>
          <table:table-cell table:style-name="ce5" table:formula="of:=IF([.M12]&gt;[.$L$4];3*([.M12]-[.$L$4])/([.$L$3]-[.$L$4])+4;3*[.M12]/[.$L$4]+1)" office:value-type="float" office:value="41.3333333333333" calcext:value-type="float">
            <text:p>41.3</text:p>
          </table:table-cell>
          <table:table-cell table:style-name="ce3" office:value-type="float" office:value="145" calcext:value-type="float">
            <text:p>145</text:p>
          </table:table-cell>
          <table:table-cell table:style-name="ce5" table:formula="of:=IF([.O12]&gt;[.$L$4];3*([.O12]-[.$L$4])/([.$L$3]-[.$L$4])+4;3*[.O12]/[.$L$4]+1)" office:value-type="float" office:value="48" calcext:value-type="float">
            <text:p>48.0</text:p>
          </table:table-cell>
          <table:table-cell table:style-name="ce3" office:value-type="string" calcext:value-type="string">
            <text:p><text:s text:c="3"/></text:p>
          </table:table-cell>
          <table:table-cell table:style-name="ce5" table:formula="of:=IF([.Q12]&gt;[.$L$4];3*([.Q12]-[.$L$4])/([.$L$3]-[.$L$4])+4;3*[.Q12]/[.$L$4]+1)" office:value-type="string" office:string-value="" calcext:value-type="error">
            <text:p>#VALUE!</text:p>
          </table:table-cell>
          <table:table-cell table:style-name="ce3" office:value-type="float" office:value="185" calcext:value-type="float">
            <text:p>185</text:p>
          </table:table-cell>
          <table:table-cell table:style-name="ce5" table:formula="of:=IF([.S12]&gt;[.$L$4];3*([.S12]-[.$L$4])/([.$L$3]-[.$L$4])+4;3*[.S12]/[.$L$4]+1)" office:value-type="float" office:value="61.3333333333333" calcext:value-type="float">
            <text:p>61.3</text:p>
          </table:table-cell>
          <table:table-cell table:style-name="ce3" office:value-type="float" office:value="205" calcext:value-type="float">
            <text:p>205</text:p>
          </table:table-cell>
          <table:table-cell table:style-name="ce5" table:formula="of:=IF([.U12]&gt;[.$L$4];3*([.U12]-[.$L$4])/([.$L$3]-[.$L$4])+4;3*[.U12]/[.$L$4]+1)" office:value-type="float" office:value="68" calcext:value-type="float">
            <text:p>68.0</text:p>
          </table:table-cell>
          <table:table-cell table:number-columns-repeated="100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table:formula="of:=IF([.A13]&gt;[.$L$4];3*([.A13]-[.$L$4])/([.$L$3]-[.$L$4])+4;3*[.A13]/[.$L$4]+1)" office:value-type="float" office:value="2.38461538461538" calcext:value-type="float">
            <text:p>2.4</text:p>
          </table:table-cell>
          <table:table-cell table:style-name="ce3" office:value-type="float" office:value="26" calcext:value-type="float">
            <text:p>26</text:p>
          </table:table-cell>
          <table:table-cell table:style-name="ce5" table:formula="of:=IF([.C13]&gt;[.$L$4];3*([.C13]-[.$L$4])/([.$L$3]-[.$L$4])+4;3*[.C13]/[.$L$4]+1)" office:value-type="float" office:value="8.33333333333333" calcext:value-type="float">
            <text:p>8.3</text:p>
          </table:table-cell>
          <table:table-cell table:style-name="ce3" office:value-type="float" office:value="46" calcext:value-type="float">
            <text:p>46</text:p>
          </table:table-cell>
          <table:table-cell table:style-name="ce5" table:formula="of:=IF([.E13]&gt;[.$L$4];3*([.E13]-[.$L$4])/([.$L$3]-[.$L$4])+4;3*[.E13]/[.$L$4]+1)" office:value-type="float" office:value="15" calcext:value-type="float">
            <text:p>15.0</text:p>
          </table:table-cell>
          <table:table-cell table:style-name="ce3" office:value-type="float" office:value="66" calcext:value-type="float">
            <text:p>66</text:p>
          </table:table-cell>
          <table:table-cell table:style-name="ce5" table:formula="of:=IF([.G13]&gt;[.$L$4];3*([.G13]-[.$L$4])/([.$L$3]-[.$L$4])+4;3*[.G13]/[.$L$4]+1)" office:value-type="float" office:value="21.6666666666667" calcext:value-type="float">
            <text:p>21.7</text:p>
          </table:table-cell>
          <table:table-cell table:style-name="ce3" office:value-type="float" office:value="86" calcext:value-type="float">
            <text:p>86</text:p>
          </table:table-cell>
          <table:table-cell table:style-name="ce5" table:formula="of:=IF([.I13]&gt;[.$L$4];3*([.I13]-[.$L$4])/([.$L$3]-[.$L$4])+4;3*[.I13]/[.$L$4]+1)" office:value-type="float" office:value="28.3333333333333" calcext:value-type="float">
            <text:p>28.3</text:p>
          </table:table-cell>
          <table:table-cell table:style-name="ce3" office:value-type="float" office:value="106" calcext:value-type="float">
            <text:p>106</text:p>
          </table:table-cell>
          <table:table-cell table:style-name="ce5" table:formula="of:=IF([.K13]&gt;[.$L$4];3*([.K13]-[.$L$4])/([.$L$3]-[.$L$4])+4;3*[.K13]/[.$L$4]+1)" office:value-type="float" office:value="35" calcext:value-type="float">
            <text:p>35.0</text:p>
          </table:table-cell>
          <table:table-cell table:style-name="ce3" office:value-type="float" office:value="126" calcext:value-type="float">
            <text:p>126</text:p>
          </table:table-cell>
          <table:table-cell table:style-name="ce5" table:formula="of:=IF([.M13]&gt;[.$L$4];3*([.M13]-[.$L$4])/([.$L$3]-[.$L$4])+4;3*[.M13]/[.$L$4]+1)" office:value-type="float" office:value="41.6666666666667" calcext:value-type="float">
            <text:p>41.7</text:p>
          </table:table-cell>
          <table:table-cell table:style-name="ce3" office:value-type="float" office:value="146" calcext:value-type="float">
            <text:p>146</text:p>
          </table:table-cell>
          <table:table-cell table:style-name="ce5" table:formula="of:=IF([.O13]&gt;[.$L$4];3*([.O13]-[.$L$4])/([.$L$3]-[.$L$4])+4;3*[.O13]/[.$L$4]+1)" office:value-type="float" office:value="48.3333333333333" calcext:value-type="float">
            <text:p>48.3</text:p>
          </table:table-cell>
          <table:table-cell table:style-name="ce3" office:value-type="float" office:value="166" calcext:value-type="float">
            <text:p>166</text:p>
          </table:table-cell>
          <table:table-cell table:style-name="ce5" table:formula="of:=IF([.Q13]&gt;[.$L$4];3*([.Q13]-[.$L$4])/([.$L$3]-[.$L$4])+4;3*[.Q13]/[.$L$4]+1)" office:value-type="float" office:value="55" calcext:value-type="float">
            <text:p>55.0</text:p>
          </table:table-cell>
          <table:table-cell table:style-name="ce3" office:value-type="float" office:value="186" calcext:value-type="float">
            <text:p>186</text:p>
          </table:table-cell>
          <table:table-cell table:style-name="ce5" table:formula="of:=IF([.S13]&gt;[.$L$4];3*([.S13]-[.$L$4])/([.$L$3]-[.$L$4])+4;3*[.S13]/[.$L$4]+1)" office:value-type="float" office:value="61.6666666666667" calcext:value-type="float">
            <text:p>61.7</text:p>
          </table:table-cell>
          <table:table-cell table:style-name="ce3" office:value-type="float" office:value="206" calcext:value-type="float">
            <text:p>206</text:p>
          </table:table-cell>
          <table:table-cell table:style-name="ce5" table:formula="of:=IF([.U13]&gt;[.$L$4];3*([.U13]-[.$L$4])/([.$L$3]-[.$L$4])+4;3*[.U13]/[.$L$4]+1)" office:value-type="float" office:value="68.3333333333333" calcext:value-type="float">
            <text:p>68.3</text:p>
          </table:table-cell>
          <table:table-cell table:number-columns-repeated="100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table:formula="of:=IF([.A14]&gt;[.$L$4];3*([.A14]-[.$L$4])/([.$L$3]-[.$L$4])+4;3*[.A14]/[.$L$4]+1)" office:value-type="float" office:value="2.61538461538462" calcext:value-type="float">
            <text:p>2.6</text:p>
          </table:table-cell>
          <table:table-cell table:style-name="ce3" office:value-type="float" office:value="27" calcext:value-type="float">
            <text:p>27</text:p>
          </table:table-cell>
          <table:table-cell table:style-name="ce5" table:formula="of:=IF([.C14]&gt;[.$L$4];3*([.C14]-[.$L$4])/([.$L$3]-[.$L$4])+4;3*[.C14]/[.$L$4]+1)" office:value-type="float" office:value="8.66666666666667" calcext:value-type="float">
            <text:p>8.7</text:p>
          </table:table-cell>
          <table:table-cell table:style-name="ce3" office:value-type="float" office:value="47" calcext:value-type="float">
            <text:p>47</text:p>
          </table:table-cell>
          <table:table-cell table:style-name="ce5" table:formula="of:=IF([.E14]&gt;[.$L$4];3*([.E14]-[.$L$4])/([.$L$3]-[.$L$4])+4;3*[.E14]/[.$L$4]+1)" office:value-type="float" office:value="15.3333333333333" calcext:value-type="float">
            <text:p>15.3</text:p>
          </table:table-cell>
          <table:table-cell table:style-name="ce3" office:value-type="float" office:value="67" calcext:value-type="float">
            <text:p>67</text:p>
          </table:table-cell>
          <table:table-cell table:style-name="ce5" table:formula="of:=IF([.G14]&gt;[.$L$4];3*([.G14]-[.$L$4])/([.$L$3]-[.$L$4])+4;3*[.G14]/[.$L$4]+1)" office:value-type="float" office:value="22" calcext:value-type="float">
            <text:p>22.0</text:p>
          </table:table-cell>
          <table:table-cell table:style-name="ce3" office:value-type="float" office:value="87" calcext:value-type="float">
            <text:p>87</text:p>
          </table:table-cell>
          <table:table-cell table:style-name="ce5" table:formula="of:=IF([.I14]&gt;[.$L$4];3*([.I14]-[.$L$4])/([.$L$3]-[.$L$4])+4;3*[.I14]/[.$L$4]+1)" office:value-type="float" office:value="28.6666666666667" calcext:value-type="float">
            <text:p>28.7</text:p>
          </table:table-cell>
          <table:table-cell table:style-name="ce3" office:value-type="float" office:value="107" calcext:value-type="float">
            <text:p>107</text:p>
          </table:table-cell>
          <table:table-cell table:style-name="ce5" table:formula="of:=IF([.K14]&gt;[.$L$4];3*([.K14]-[.$L$4])/([.$L$3]-[.$L$4])+4;3*[.K14]/[.$L$4]+1)" office:value-type="float" office:value="35.3333333333333" calcext:value-type="float">
            <text:p>35.3</text:p>
          </table:table-cell>
          <table:table-cell table:style-name="ce3" office:value-type="float" office:value="127" calcext:value-type="float">
            <text:p>127</text:p>
          </table:table-cell>
          <table:table-cell table:style-name="ce5" table:formula="of:=IF([.M14]&gt;[.$L$4];3*([.M14]-[.$L$4])/([.$L$3]-[.$L$4])+4;3*[.M14]/[.$L$4]+1)" office:value-type="float" office:value="42" calcext:value-type="float">
            <text:p>42.0</text:p>
          </table:table-cell>
          <table:table-cell table:style-name="ce3" office:value-type="float" office:value="147" calcext:value-type="float">
            <text:p>147</text:p>
          </table:table-cell>
          <table:table-cell table:style-name="ce5" table:formula="of:=IF([.O14]&gt;[.$L$4];3*([.O14]-[.$L$4])/([.$L$3]-[.$L$4])+4;3*[.O14]/[.$L$4]+1)" office:value-type="float" office:value="48.6666666666667" calcext:value-type="float">
            <text:p>48.7</text:p>
          </table:table-cell>
          <table:table-cell table:style-name="ce3" office:value-type="float" office:value="167" calcext:value-type="float">
            <text:p>167</text:p>
          </table:table-cell>
          <table:table-cell table:style-name="ce5" table:formula="of:=IF([.Q14]&gt;[.$L$4];3*([.Q14]-[.$L$4])/([.$L$3]-[.$L$4])+4;3*[.Q14]/[.$L$4]+1)" office:value-type="float" office:value="55.3333333333333" calcext:value-type="float">
            <text:p>55.3</text:p>
          </table:table-cell>
          <table:table-cell table:style-name="ce3" office:value-type="float" office:value="187" calcext:value-type="float">
            <text:p>187</text:p>
          </table:table-cell>
          <table:table-cell table:style-name="ce5" table:formula="of:=IF([.S14]&gt;[.$L$4];3*([.S14]-[.$L$4])/([.$L$3]-[.$L$4])+4;3*[.S14]/[.$L$4]+1)" office:value-type="float" office:value="62" calcext:value-type="float">
            <text:p>62.0</text:p>
          </table:table-cell>
          <table:table-cell table:style-name="ce3" office:value-type="float" office:value="207" calcext:value-type="float">
            <text:p>207</text:p>
          </table:table-cell>
          <table:table-cell table:style-name="ce5" table:formula="of:=IF([.U14]&gt;[.$L$4];3*([.U14]-[.$L$4])/([.$L$3]-[.$L$4])+4;3*[.U14]/[.$L$4]+1)" office:value-type="float" office:value="68.6666666666667" calcext:value-type="float">
            <text:p>68.7</text:p>
          </table:table-cell>
          <table:table-cell table:number-columns-repeated="100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table:formula="of:=IF([.A15]&gt;[.$L$4];3*([.A15]-[.$L$4])/([.$L$3]-[.$L$4])+4;3*[.A15]/[.$L$4]+1)" office:value-type="float" office:value="2.84615384615385" calcext:value-type="float">
            <text:p>2.8</text:p>
          </table:table-cell>
          <table:table-cell table:style-name="ce3" office:value-type="float" office:value="28" calcext:value-type="float">
            <text:p>28</text:p>
          </table:table-cell>
          <table:table-cell table:style-name="ce5" table:formula="of:=IF([.C15]&gt;[.$L$4];3*([.C15]-[.$L$4])/([.$L$3]-[.$L$4])+4;3*[.C15]/[.$L$4]+1)" office:value-type="float" office:value="9" calcext:value-type="float">
            <text:p>9.0</text:p>
          </table:table-cell>
          <table:table-cell table:style-name="ce3" office:value-type="float" office:value="48" calcext:value-type="float">
            <text:p>48</text:p>
          </table:table-cell>
          <table:table-cell table:style-name="ce5" table:formula="of:=IF([.E15]&gt;[.$L$4];3*([.E15]-[.$L$4])/([.$L$3]-[.$L$4])+4;3*[.E15]/[.$L$4]+1)" office:value-type="float" office:value="15.6666666666667" calcext:value-type="float">
            <text:p>15.7</text:p>
          </table:table-cell>
          <table:table-cell table:style-name="ce3" office:value-type="float" office:value="68" calcext:value-type="float">
            <text:p>68</text:p>
          </table:table-cell>
          <table:table-cell table:style-name="ce5" table:formula="of:=IF([.G15]&gt;[.$L$4];3*([.G15]-[.$L$4])/([.$L$3]-[.$L$4])+4;3*[.G15]/[.$L$4]+1)" office:value-type="float" office:value="22.3333333333333" calcext:value-type="float">
            <text:p>22.3</text:p>
          </table:table-cell>
          <table:table-cell table:style-name="ce3" office:value-type="float" office:value="88" calcext:value-type="float">
            <text:p>88</text:p>
          </table:table-cell>
          <table:table-cell table:style-name="ce5" table:formula="of:=IF([.I15]&gt;[.$L$4];3*([.I15]-[.$L$4])/([.$L$3]-[.$L$4])+4;3*[.I15]/[.$L$4]+1)" office:value-type="float" office:value="29" calcext:value-type="float">
            <text:p>29.0</text:p>
          </table:table-cell>
          <table:table-cell table:style-name="ce3" office:value-type="float" office:value="108" calcext:value-type="float">
            <text:p>108</text:p>
          </table:table-cell>
          <table:table-cell table:style-name="ce5" table:formula="of:=IF([.K15]&gt;[.$L$4];3*([.K15]-[.$L$4])/([.$L$3]-[.$L$4])+4;3*[.K15]/[.$L$4]+1)" office:value-type="float" office:value="35.6666666666667" calcext:value-type="float">
            <text:p>35.7</text:p>
          </table:table-cell>
          <table:table-cell table:style-name="ce3" office:value-type="float" office:value="128" calcext:value-type="float">
            <text:p>128</text:p>
          </table:table-cell>
          <table:table-cell table:style-name="ce5" table:formula="of:=IF([.M15]&gt;[.$L$4];3*([.M15]-[.$L$4])/([.$L$3]-[.$L$4])+4;3*[.M15]/[.$L$4]+1)" office:value-type="float" office:value="42.3333333333333" calcext:value-type="float">
            <text:p>42.3</text:p>
          </table:table-cell>
          <table:table-cell table:style-name="ce3" office:value-type="float" office:value="148" calcext:value-type="float">
            <text:p>148</text:p>
          </table:table-cell>
          <table:table-cell table:style-name="ce5" table:formula="of:=IF([.O15]&gt;[.$L$4];3*([.O15]-[.$L$4])/([.$L$3]-[.$L$4])+4;3*[.O15]/[.$L$4]+1)" office:value-type="float" office:value="49" calcext:value-type="float">
            <text:p>49.0</text:p>
          </table:table-cell>
          <table:table-cell table:style-name="ce3" office:value-type="float" office:value="168" calcext:value-type="float">
            <text:p>168</text:p>
          </table:table-cell>
          <table:table-cell table:style-name="ce5" table:formula="of:=IF([.Q15]&gt;[.$L$4];3*([.Q15]-[.$L$4])/([.$L$3]-[.$L$4])+4;3*[.Q15]/[.$L$4]+1)" office:value-type="float" office:value="55.6666666666667" calcext:value-type="float">
            <text:p>55.7</text:p>
          </table:table-cell>
          <table:table-cell table:style-name="ce3" office:value-type="float" office:value="188" calcext:value-type="float">
            <text:p>188</text:p>
          </table:table-cell>
          <table:table-cell table:style-name="ce5" table:formula="of:=IF([.S15]&gt;[.$L$4];3*([.S15]-[.$L$4])/([.$L$3]-[.$L$4])+4;3*[.S15]/[.$L$4]+1)" office:value-type="float" office:value="62.3333333333333" calcext:value-type="float">
            <text:p>62.3</text:p>
          </table:table-cell>
          <table:table-cell table:style-name="ce3" office:value-type="float" office:value="208" calcext:value-type="float">
            <text:p>208</text:p>
          </table:table-cell>
          <table:table-cell table:style-name="ce5" table:formula="of:=IF([.U15]&gt;[.$L$4];3*([.U15]-[.$L$4])/([.$L$3]-[.$L$4])+4;3*[.U15]/[.$L$4]+1)" office:value-type="float" office:value="69" calcext:value-type="float">
            <text:p>69.0</text:p>
          </table:table-cell>
          <table:table-cell table:style-name="ce16"/>
          <table:table-cell table:number-columns-repeated="100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table:formula="of:=IF([.A16]&gt;[.$L$4];3*([.A16]-[.$L$4])/([.$L$3]-[.$L$4])+4;3*[.A16]/[.$L$4]+1)" office:value-type="float" office:value="3.07692307692308" calcext:value-type="float">
            <text:p>3.1</text:p>
          </table:table-cell>
          <table:table-cell table:style-name="ce3" office:value-type="float" office:value="29" calcext:value-type="float">
            <text:p>29</text:p>
          </table:table-cell>
          <table:table-cell table:style-name="ce5" table:formula="of:=IF([.C16]&gt;[.$L$4];3*([.C16]-[.$L$4])/([.$L$3]-[.$L$4])+4;3*[.C16]/[.$L$4]+1)" office:value-type="float" office:value="9.33333333333333" calcext:value-type="float">
            <text:p>9.3</text:p>
          </table:table-cell>
          <table:table-cell table:style-name="ce3" office:value-type="float" office:value="49" calcext:value-type="float">
            <text:p>49</text:p>
          </table:table-cell>
          <table:table-cell table:style-name="ce5" table:formula="of:=IF([.E16]&gt;[.$L$4];3*([.E16]-[.$L$4])/([.$L$3]-[.$L$4])+4;3*[.E16]/[.$L$4]+1)" office:value-type="float" office:value="16" calcext:value-type="float">
            <text:p>16.0</text:p>
          </table:table-cell>
          <table:table-cell table:style-name="ce3" office:value-type="float" office:value="69" calcext:value-type="float">
            <text:p>69</text:p>
          </table:table-cell>
          <table:table-cell table:style-name="ce5" table:formula="of:=IF([.G16]&gt;[.$L$4];3*([.G16]-[.$L$4])/([.$L$3]-[.$L$4])+4;3*[.G16]/[.$L$4]+1)" office:value-type="float" office:value="22.6666666666667" calcext:value-type="float">
            <text:p>22.7</text:p>
          </table:table-cell>
          <table:table-cell table:style-name="ce3" office:value-type="float" office:value="89" calcext:value-type="float">
            <text:p>89</text:p>
          </table:table-cell>
          <table:table-cell table:style-name="ce5" table:formula="of:=IF([.I16]&gt;[.$L$4];3*([.I16]-[.$L$4])/([.$L$3]-[.$L$4])+4;3*[.I16]/[.$L$4]+1)" office:value-type="float" office:value="29.3333333333333" calcext:value-type="float">
            <text:p>29.3</text:p>
          </table:table-cell>
          <table:table-cell table:style-name="ce3" office:value-type="float" office:value="109" calcext:value-type="float">
            <text:p>109</text:p>
          </table:table-cell>
          <table:table-cell table:style-name="ce5" table:formula="of:=IF([.K16]&gt;[.$L$4];3*([.K16]-[.$L$4])/([.$L$3]-[.$L$4])+4;3*[.K16]/[.$L$4]+1)" office:value-type="float" office:value="36" calcext:value-type="float">
            <text:p>36.0</text:p>
          </table:table-cell>
          <table:table-cell table:style-name="ce3" office:value-type="float" office:value="129" calcext:value-type="float">
            <text:p>129</text:p>
          </table:table-cell>
          <table:table-cell table:style-name="ce5" table:formula="of:=IF([.M16]&gt;[.$L$4];3*([.M16]-[.$L$4])/([.$L$3]-[.$L$4])+4;3*[.M16]/[.$L$4]+1)" office:value-type="float" office:value="42.6666666666667" calcext:value-type="float">
            <text:p>42.7</text:p>
          </table:table-cell>
          <table:table-cell table:style-name="ce3" office:value-type="float" office:value="149" calcext:value-type="float">
            <text:p>149</text:p>
          </table:table-cell>
          <table:table-cell table:style-name="ce5" table:formula="of:=IF([.O16]&gt;[.$L$4];3*([.O16]-[.$L$4])/([.$L$3]-[.$L$4])+4;3*[.O16]/[.$L$4]+1)" office:value-type="float" office:value="49.3333333333333" calcext:value-type="float">
            <text:p>49.3</text:p>
          </table:table-cell>
          <table:table-cell table:style-name="ce3" office:value-type="float" office:value="169" calcext:value-type="float">
            <text:p>169</text:p>
          </table:table-cell>
          <table:table-cell table:style-name="ce5" table:formula="of:=IF([.Q16]&gt;[.$L$4];3*([.Q16]-[.$L$4])/([.$L$3]-[.$L$4])+4;3*[.Q16]/[.$L$4]+1)" office:value-type="float" office:value="56" calcext:value-type="float">
            <text:p>56.0</text:p>
          </table:table-cell>
          <table:table-cell table:style-name="ce3" office:value-type="float" office:value="189" calcext:value-type="float">
            <text:p>189</text:p>
          </table:table-cell>
          <table:table-cell table:style-name="ce5" table:formula="of:=IF([.S16]&gt;[.$L$4];3*([.S16]-[.$L$4])/([.$L$3]-[.$L$4])+4;3*[.S16]/[.$L$4]+1)" office:value-type="float" office:value="62.6666666666667" calcext:value-type="float">
            <text:p>62.7</text:p>
          </table:table-cell>
          <table:table-cell table:style-name="ce3" office:value-type="float" office:value="209" calcext:value-type="float">
            <text:p>209</text:p>
          </table:table-cell>
          <table:table-cell table:style-name="ce5" table:formula="of:=IF([.U16]&gt;[.$L$4];3*([.U16]-[.$L$4])/([.$L$3]-[.$L$4])+4;3*[.U16]/[.$L$4]+1)" office:value-type="float" office:value="69.3333333333333" calcext:value-type="float">
            <text:p>69.3</text:p>
          </table:table-cell>
          <table:table-cell table:number-columns-repeated="37"/>
          <table:table-cell office:value-type="string" calcext:value-type="string">
            <text:p>jhdhb</text:p>
          </table:table-cell>
          <table:table-cell table:number-columns-repeated="96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table:formula="of:=IF([.A17]&gt;[.$L$4];3*([.A17]-[.$L$4])/([.$L$3]-[.$L$4])+4;3*[.A17]/[.$L$4]+1)" office:value-type="float" office:value="3.30769230769231" calcext:value-type="float">
            <text:p>3.3</text:p>
          </table:table-cell>
          <table:table-cell table:style-name="ce3" office:value-type="float" office:value="30" calcext:value-type="float">
            <text:p>30</text:p>
          </table:table-cell>
          <table:table-cell table:style-name="ce5" table:formula="of:=IF([.C17]&gt;[.$L$4];3*([.C17]-[.$L$4])/([.$L$3]-[.$L$4])+4;3*[.C17]/[.$L$4]+1)" office:value-type="float" office:value="9.66666666666667" calcext:value-type="float">
            <text:p>9.7</text:p>
          </table:table-cell>
          <table:table-cell table:style-name="ce3" office:value-type="float" office:value="50" calcext:value-type="float">
            <text:p>50</text:p>
          </table:table-cell>
          <table:table-cell table:style-name="ce5" table:formula="of:=IF([.E17]&gt;[.$L$4];3*([.E17]-[.$L$4])/([.$L$3]-[.$L$4])+4;3*[.E17]/[.$L$4]+1)" office:value-type="float" office:value="16.3333333333333" calcext:value-type="float">
            <text:p>16.3</text:p>
          </table:table-cell>
          <table:table-cell table:style-name="ce3" office:value-type="float" office:value="70" calcext:value-type="float">
            <text:p>70</text:p>
          </table:table-cell>
          <table:table-cell table:style-name="ce5" table:formula="of:=IF([.G17]&gt;[.$L$4];3*([.G17]-[.$L$4])/([.$L$3]-[.$L$4])+4;3*[.G17]/[.$L$4]+1)" office:value-type="float" office:value="23" calcext:value-type="float">
            <text:p>23.0</text:p>
          </table:table-cell>
          <table:table-cell table:style-name="ce3" office:value-type="float" office:value="90" calcext:value-type="float">
            <text:p>90</text:p>
          </table:table-cell>
          <table:table-cell table:style-name="ce5" table:formula="of:=IF([.I17]&gt;[.$L$4];3*([.I17]-[.$L$4])/([.$L$3]-[.$L$4])+4;3*[.I17]/[.$L$4]+1)" office:value-type="float" office:value="29.6666666666667" calcext:value-type="float">
            <text:p>29.7</text:p>
          </table:table-cell>
          <table:table-cell table:style-name="ce3" office:value-type="float" office:value="110" calcext:value-type="float">
            <text:p>110</text:p>
          </table:table-cell>
          <table:table-cell table:style-name="ce5" table:formula="of:=IF([.K17]&gt;[.$L$4];3*([.K17]-[.$L$4])/([.$L$3]-[.$L$4])+4;3*[.K17]/[.$L$4]+1)" office:value-type="float" office:value="36.3333333333333" calcext:value-type="float">
            <text:p>36.3</text:p>
          </table:table-cell>
          <table:table-cell table:style-name="ce3" office:value-type="float" office:value="130" calcext:value-type="float">
            <text:p>130</text:p>
          </table:table-cell>
          <table:table-cell table:style-name="ce5" table:formula="of:=IF([.M17]&gt;[.$L$4];3*([.M17]-[.$L$4])/([.$L$3]-[.$L$4])+4;3*[.M17]/[.$L$4]+1)" office:value-type="float" office:value="43" calcext:value-type="float">
            <text:p>43.0</text:p>
          </table:table-cell>
          <table:table-cell table:style-name="ce3" office:value-type="float" office:value="150" calcext:value-type="float">
            <text:p>150</text:p>
          </table:table-cell>
          <table:table-cell table:style-name="ce5" table:formula="of:=IF([.O17]&gt;[.$L$4];3*([.O17]-[.$L$4])/([.$L$3]-[.$L$4])+4;3*[.O17]/[.$L$4]+1)" office:value-type="float" office:value="49.6666666666667" calcext:value-type="float">
            <text:p>49.7</text:p>
          </table:table-cell>
          <table:table-cell table:style-name="ce3" office:value-type="float" office:value="170" calcext:value-type="float">
            <text:p>170</text:p>
          </table:table-cell>
          <table:table-cell table:style-name="ce5" table:formula="of:=IF([.Q17]&gt;[.$L$4];3*([.Q17]-[.$L$4])/([.$L$3]-[.$L$4])+4;3*[.Q17]/[.$L$4]+1)" office:value-type="float" office:value="56.3333333333333" calcext:value-type="float">
            <text:p>56.3</text:p>
          </table:table-cell>
          <table:table-cell table:style-name="ce3" office:value-type="float" office:value="190" calcext:value-type="float">
            <text:p>190</text:p>
          </table:table-cell>
          <table:table-cell table:style-name="ce5" table:formula="of:=IF([.S17]&gt;[.$L$4];3*([.S17]-[.$L$4])/([.$L$3]-[.$L$4])+4;3*[.S17]/[.$L$4]+1)" office:value-type="float" office:value="63" calcext:value-type="float">
            <text:p>63.0</text:p>
          </table:table-cell>
          <table:table-cell table:style-name="ce3" office:value-type="float" office:value="210" calcext:value-type="float">
            <text:p>210</text:p>
          </table:table-cell>
          <table:table-cell table:style-name="ce5" table:formula="of:=IF([.U17]&gt;[.$L$4];3*([.U17]-[.$L$4])/([.$L$3]-[.$L$4])+4;3*[.U17]/[.$L$4]+1)" office:value-type="float" office:value="69.6666666666667" calcext:value-type="float">
            <text:p>69.7</text:p>
          </table:table-cell>
          <table:table-cell table:number-columns-repeated="100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table:formula="of:=IF([.A18]&gt;[.$L$4];3*([.A18]-[.$L$4])/([.$L$3]-[.$L$4])+4;3*[.A18]/[.$L$4]+1)" office:value-type="float" office:value="3.53846153846154" calcext:value-type="float">
            <text:p>3.5</text:p>
          </table:table-cell>
          <table:table-cell table:style-name="ce3" office:value-type="float" office:value="31" calcext:value-type="float">
            <text:p>31</text:p>
          </table:table-cell>
          <table:table-cell table:style-name="ce5" table:formula="of:=IF([.C18]&gt;[.$L$4];3*([.C18]-[.$L$4])/([.$L$3]-[.$L$4])+4;3*[.C18]/[.$L$4]+1)" office:value-type="float" office:value="10" calcext:value-type="float">
            <text:p>10.0</text:p>
          </table:table-cell>
          <table:table-cell table:style-name="ce3" office:value-type="float" office:value="51" calcext:value-type="float">
            <text:p>51</text:p>
          </table:table-cell>
          <table:table-cell table:style-name="ce5" table:formula="of:=IF([.E18]&gt;[.$L$4];3*([.E18]-[.$L$4])/([.$L$3]-[.$L$4])+4;3*[.E18]/[.$L$4]+1)" office:value-type="float" office:value="16.6666666666667" calcext:value-type="float">
            <text:p>16.7</text:p>
          </table:table-cell>
          <table:table-cell table:style-name="ce3" office:value-type="float" office:value="71" calcext:value-type="float">
            <text:p>71</text:p>
          </table:table-cell>
          <table:table-cell table:style-name="ce5" table:formula="of:=IF([.G18]&gt;[.$L$4];3*([.G18]-[.$L$4])/([.$L$3]-[.$L$4])+4;3*[.G18]/[.$L$4]+1)" office:value-type="float" office:value="23.3333333333333" calcext:value-type="float">
            <text:p>23.3</text:p>
          </table:table-cell>
          <table:table-cell table:style-name="ce3" office:value-type="float" office:value="91" calcext:value-type="float">
            <text:p>91</text:p>
          </table:table-cell>
          <table:table-cell table:style-name="ce5" table:formula="of:=IF([.I18]&gt;[.$L$4];3*([.I18]-[.$L$4])/([.$L$3]-[.$L$4])+4;3*[.I18]/[.$L$4]+1)" office:value-type="float" office:value="30" calcext:value-type="float">
            <text:p>30.0</text:p>
          </table:table-cell>
          <table:table-cell table:style-name="ce3" office:value-type="float" office:value="111" calcext:value-type="float">
            <text:p>111</text:p>
          </table:table-cell>
          <table:table-cell table:style-name="ce5" table:formula="of:=IF([.K18]&gt;[.$L$4];3*([.K18]-[.$L$4])/([.$L$3]-[.$L$4])+4;3*[.K18]/[.$L$4]+1)" office:value-type="float" office:value="36.6666666666667" calcext:value-type="float">
            <text:p>36.7</text:p>
          </table:table-cell>
          <table:table-cell table:style-name="ce3" office:value-type="float" office:value="131" calcext:value-type="float">
            <text:p>131</text:p>
          </table:table-cell>
          <table:table-cell table:style-name="ce5" table:formula="of:=IF([.M18]&gt;[.$L$4];3*([.M18]-[.$L$4])/([.$L$3]-[.$L$4])+4;3*[.M18]/[.$L$4]+1)" office:value-type="float" office:value="43.3333333333333" calcext:value-type="float">
            <text:p>43.3</text:p>
          </table:table-cell>
          <table:table-cell table:style-name="ce3" office:value-type="float" office:value="151" calcext:value-type="float">
            <text:p>151</text:p>
          </table:table-cell>
          <table:table-cell table:style-name="ce5" table:formula="of:=IF([.O18]&gt;[.$L$4];3*([.O18]-[.$L$4])/([.$L$3]-[.$L$4])+4;3*[.O18]/[.$L$4]+1)" office:value-type="float" office:value="50" calcext:value-type="float">
            <text:p>50.0</text:p>
          </table:table-cell>
          <table:table-cell table:style-name="ce3" office:value-type="float" office:value="171" calcext:value-type="float">
            <text:p>171</text:p>
          </table:table-cell>
          <table:table-cell table:style-name="ce5" table:formula="of:=IF([.Q18]&gt;[.$L$4];3*([.Q18]-[.$L$4])/([.$L$3]-[.$L$4])+4;3*[.Q18]/[.$L$4]+1)" office:value-type="float" office:value="56.6666666666667" calcext:value-type="float">
            <text:p>56.7</text:p>
          </table:table-cell>
          <table:table-cell table:style-name="ce3" office:value-type="float" office:value="191" calcext:value-type="float">
            <text:p>191</text:p>
          </table:table-cell>
          <table:table-cell table:style-name="ce5" table:formula="of:=IF([.S18]&gt;[.$L$4];3*([.S18]-[.$L$4])/([.$L$3]-[.$L$4])+4;3*[.S18]/[.$L$4]+1)" office:value-type="float" office:value="63.3333333333333" calcext:value-type="float">
            <text:p>63.3</text:p>
          </table:table-cell>
          <table:table-cell table:style-name="ce3" office:value-type="float" office:value="211" calcext:value-type="float">
            <text:p>211</text:p>
          </table:table-cell>
          <table:table-cell table:style-name="ce5" table:formula="of:=IF([.U18]&gt;[.$L$4];3*([.U18]-[.$L$4])/([.$L$3]-[.$L$4])+4;3*[.U18]/[.$L$4]+1)" office:value-type="float" office:value="70" calcext:value-type="float">
            <text:p>70.0</text:p>
          </table:table-cell>
          <table:table-cell table:number-columns-repeated="100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table:formula="of:=IF([.A19]&gt;[.$L$4];3*([.A19]-[.$L$4])/([.$L$3]-[.$L$4])+4;3*[.A19]/[.$L$4]+1)" office:value-type="float" office:value="3.76923076923077" calcext:value-type="float">
            <text:p>3.8</text:p>
          </table:table-cell>
          <table:table-cell table:style-name="ce3" office:value-type="float" office:value="32" calcext:value-type="float">
            <text:p>32</text:p>
          </table:table-cell>
          <table:table-cell table:style-name="ce5" table:formula="of:=IF([.C19]&gt;[.$L$4];3*([.C19]-[.$L$4])/([.$L$3]-[.$L$4])+4;3*[.C19]/[.$L$4]+1)" office:value-type="float" office:value="10.3333333333333" calcext:value-type="float">
            <text:p>10.3</text:p>
          </table:table-cell>
          <table:table-cell table:style-name="ce3" office:value-type="float" office:value="52" calcext:value-type="float">
            <text:p>52</text:p>
          </table:table-cell>
          <table:table-cell table:style-name="ce5" table:formula="of:=IF([.E19]&gt;[.$L$4];3*([.E19]-[.$L$4])/([.$L$3]-[.$L$4])+4;3*[.E19]/[.$L$4]+1)" office:value-type="float" office:value="17" calcext:value-type="float">
            <text:p>17.0</text:p>
          </table:table-cell>
          <table:table-cell table:style-name="ce3" office:value-type="float" office:value="72" calcext:value-type="float">
            <text:p>72</text:p>
          </table:table-cell>
          <table:table-cell table:style-name="ce5" table:formula="of:=IF([.G19]&gt;[.$L$4];3*([.G19]-[.$L$4])/([.$L$3]-[.$L$4])+4;3*[.G19]/[.$L$4]+1)" office:value-type="float" office:value="23.6666666666667" calcext:value-type="float">
            <text:p>23.7</text:p>
          </table:table-cell>
          <table:table-cell table:style-name="ce3" office:value-type="float" office:value="92" calcext:value-type="float">
            <text:p>92</text:p>
          </table:table-cell>
          <table:table-cell table:style-name="ce5" table:formula="of:=IF([.I19]&gt;[.$L$4];3*([.I19]-[.$L$4])/([.$L$3]-[.$L$4])+4;3*[.I19]/[.$L$4]+1)" office:value-type="float" office:value="30.3333333333333" calcext:value-type="float">
            <text:p>30.3</text:p>
          </table:table-cell>
          <table:table-cell table:style-name="ce3" office:value-type="float" office:value="112" calcext:value-type="float">
            <text:p>112</text:p>
          </table:table-cell>
          <table:table-cell table:style-name="ce5" table:formula="of:=IF([.K19]&gt;[.$L$4];3*([.K19]-[.$L$4])/([.$L$3]-[.$L$4])+4;3*[.K19]/[.$L$4]+1)" office:value-type="float" office:value="37" calcext:value-type="float">
            <text:p>37.0</text:p>
          </table:table-cell>
          <table:table-cell table:style-name="ce3" office:value-type="float" office:value="132" calcext:value-type="float">
            <text:p>132</text:p>
          </table:table-cell>
          <table:table-cell table:style-name="ce5" table:formula="of:=IF([.M19]&gt;[.$L$4];3*([.M19]-[.$L$4])/([.$L$3]-[.$L$4])+4;3*[.M19]/[.$L$4]+1)" office:value-type="float" office:value="43.6666666666667" calcext:value-type="float">
            <text:p>43.7</text:p>
          </table:table-cell>
          <table:table-cell table:style-name="ce3" office:value-type="float" office:value="152" calcext:value-type="float">
            <text:p>152</text:p>
          </table:table-cell>
          <table:table-cell table:style-name="ce5" table:formula="of:=IF([.O19]&gt;[.$L$4];3*([.O19]-[.$L$4])/([.$L$3]-[.$L$4])+4;3*[.O19]/[.$L$4]+1)" office:value-type="float" office:value="50.3333333333333" calcext:value-type="float">
            <text:p>50.3</text:p>
          </table:table-cell>
          <table:table-cell table:style-name="ce3" office:value-type="float" office:value="172" calcext:value-type="float">
            <text:p>172</text:p>
          </table:table-cell>
          <table:table-cell table:style-name="ce5" table:formula="of:=IF([.Q19]&gt;[.$L$4];3*([.Q19]-[.$L$4])/([.$L$3]-[.$L$4])+4;3*[.Q19]/[.$L$4]+1)" office:value-type="float" office:value="57" calcext:value-type="float">
            <text:p>57.0</text:p>
          </table:table-cell>
          <table:table-cell table:style-name="ce3" office:value-type="float" office:value="192" calcext:value-type="float">
            <text:p>192</text:p>
          </table:table-cell>
          <table:table-cell table:style-name="ce5" table:formula="of:=IF([.S19]&gt;[.$L$4];3*([.S19]-[.$L$4])/([.$L$3]-[.$L$4])+4;3*[.S19]/[.$L$4]+1)" office:value-type="float" office:value="63.6666666666667" calcext:value-type="float">
            <text:p>63.7</text:p>
          </table:table-cell>
          <table:table-cell table:style-name="ce3" office:value-type="float" office:value="212" calcext:value-type="float">
            <text:p>212</text:p>
          </table:table-cell>
          <table:table-cell table:style-name="ce5" table:formula="of:=IF([.U19]&gt;[.$L$4];3*([.U19]-[.$L$4])/([.$L$3]-[.$L$4])+4;3*[.U19]/[.$L$4]+1)" office:value-type="float" office:value="70.3333333333333" calcext:value-type="float">
            <text:p>70.3</text:p>
          </table:table-cell>
          <table:table-cell table:number-columns-repeated="100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table:formula="of:=IF([.A20]&gt;[.$L$4];3*([.A20]-[.$L$4])/([.$L$3]-[.$L$4])+4;3*[.A20]/[.$L$4]+1)" office:value-type="float" office:value="4" calcext:value-type="float">
            <text:p>4.0</text:p>
          </table:table-cell>
          <table:table-cell table:style-name="ce3" office:value-type="float" office:value="33" calcext:value-type="float">
            <text:p>33</text:p>
          </table:table-cell>
          <table:table-cell table:style-name="ce5" table:formula="of:=IF([.C20]&gt;[.$L$4];3*([.C20]-[.$L$4])/([.$L$3]-[.$L$4])+4;3*[.C20]/[.$L$4]+1)" office:value-type="float" office:value="10.6666666666667" calcext:value-type="float">
            <text:p>10.7</text:p>
          </table:table-cell>
          <table:table-cell table:style-name="ce3" office:value-type="float" office:value="53" calcext:value-type="float">
            <text:p>53</text:p>
          </table:table-cell>
          <table:table-cell table:style-name="ce5" table:formula="of:=IF([.E20]&gt;[.$L$4];3*([.E20]-[.$L$4])/([.$L$3]-[.$L$4])+4;3*[.E20]/[.$L$4]+1)" office:value-type="float" office:value="17.3333333333333" calcext:value-type="float">
            <text:p>17.3</text:p>
          </table:table-cell>
          <table:table-cell table:style-name="ce3" office:value-type="float" office:value="73" calcext:value-type="float">
            <text:p>73</text:p>
          </table:table-cell>
          <table:table-cell table:style-name="ce5" table:formula="of:=IF([.G20]&gt;[.$L$4];3*([.G20]-[.$L$4])/([.$L$3]-[.$L$4])+4;3*[.G20]/[.$L$4]+1)" office:value-type="float" office:value="24" calcext:value-type="float">
            <text:p>24.0</text:p>
          </table:table-cell>
          <table:table-cell table:style-name="ce3" office:value-type="float" office:value="93" calcext:value-type="float">
            <text:p>93</text:p>
          </table:table-cell>
          <table:table-cell table:style-name="ce5" table:formula="of:=IF([.I20]&gt;[.$L$4];3*([.I20]-[.$L$4])/([.$L$3]-[.$L$4])+4;3*[.I20]/[.$L$4]+1)" office:value-type="float" office:value="30.6666666666667" calcext:value-type="float">
            <text:p>30.7</text:p>
          </table:table-cell>
          <table:table-cell table:style-name="ce3" office:value-type="float" office:value="113" calcext:value-type="float">
            <text:p>113</text:p>
          </table:table-cell>
          <table:table-cell table:style-name="ce5" table:formula="of:=IF([.K20]&gt;[.$L$4];3*([.K20]-[.$L$4])/([.$L$3]-[.$L$4])+4;3*[.K20]/[.$L$4]+1)" office:value-type="float" office:value="37.3333333333333" calcext:value-type="float">
            <text:p>37.3</text:p>
          </table:table-cell>
          <table:table-cell table:style-name="ce3" office:value-type="float" office:value="133" calcext:value-type="float">
            <text:p>133</text:p>
          </table:table-cell>
          <table:table-cell table:style-name="ce5" table:formula="of:=IF([.M20]&gt;[.$L$4];3*([.M20]-[.$L$4])/([.$L$3]-[.$L$4])+4;3*[.M20]/[.$L$4]+1)" office:value-type="float" office:value="44" calcext:value-type="float">
            <text:p>44.0</text:p>
          </table:table-cell>
          <table:table-cell table:style-name="ce3" office:value-type="float" office:value="153" calcext:value-type="float">
            <text:p>153</text:p>
          </table:table-cell>
          <table:table-cell table:style-name="ce5" table:formula="of:=IF([.O20]&gt;[.$L$4];3*([.O20]-[.$L$4])/([.$L$3]-[.$L$4])+4;3*[.O20]/[.$L$4]+1)" office:value-type="float" office:value="50.6666666666667" calcext:value-type="float">
            <text:p>50.7</text:p>
          </table:table-cell>
          <table:table-cell table:style-name="ce3" office:value-type="float" office:value="173" calcext:value-type="float">
            <text:p>173</text:p>
          </table:table-cell>
          <table:table-cell table:style-name="ce5" table:formula="of:=IF([.Q20]&gt;[.$L$4];3*([.Q20]-[.$L$4])/([.$L$3]-[.$L$4])+4;3*[.Q20]/[.$L$4]+1)" office:value-type="float" office:value="57.3333333333333" calcext:value-type="float">
            <text:p>57.3</text:p>
          </table:table-cell>
          <table:table-cell table:style-name="ce3" office:value-type="float" office:value="193" calcext:value-type="float">
            <text:p>193</text:p>
          </table:table-cell>
          <table:table-cell table:style-name="ce5" table:formula="of:=IF([.S20]&gt;[.$L$4];3*([.S20]-[.$L$4])/([.$L$3]-[.$L$4])+4;3*[.S20]/[.$L$4]+1)" office:value-type="float" office:value="64" calcext:value-type="float">
            <text:p>64.0</text:p>
          </table:table-cell>
          <table:table-cell table:style-name="ce3" office:value-type="float" office:value="213" calcext:value-type="float">
            <text:p>213</text:p>
          </table:table-cell>
          <table:table-cell table:style-name="ce5" table:formula="of:=IF([.U20]&gt;[.$L$4];3*([.U20]-[.$L$4])/([.$L$3]-[.$L$4])+4;3*[.U20]/[.$L$4]+1)" office:value-type="float" office:value="70.6666666666667" calcext:value-type="float">
            <text:p>70.7</text:p>
          </table:table-cell>
          <table:table-cell table:number-columns-repeated="1002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table:formula="of:=IF([.A21]&gt;[.$L$4];3*([.A21]-[.$L$4])/([.$L$3]-[.$L$4])+4;3*[.A21]/[.$L$4]+1)" office:value-type="float" office:value="4.33333333333333" calcext:value-type="float">
            <text:p>4.3</text:p>
          </table:table-cell>
          <table:table-cell table:style-name="ce3" office:value-type="float" office:value="34" calcext:value-type="float">
            <text:p>34</text:p>
          </table:table-cell>
          <table:table-cell table:style-name="ce5" table:formula="of:=IF([.C21]&gt;[.$L$4];3*([.C21]-[.$L$4])/([.$L$3]-[.$L$4])+4;3*[.C21]/[.$L$4]+1)" office:value-type="float" office:value="11" calcext:value-type="float">
            <text:p>11.0</text:p>
          </table:table-cell>
          <table:table-cell table:style-name="ce3" office:value-type="float" office:value="54" calcext:value-type="float">
            <text:p>54</text:p>
          </table:table-cell>
          <table:table-cell table:style-name="ce5" table:formula="of:=IF([.E21]&gt;[.$L$4];3*([.E21]-[.$L$4])/([.$L$3]-[.$L$4])+4;3*[.E21]/[.$L$4]+1)" office:value-type="float" office:value="17.6666666666667" calcext:value-type="float">
            <text:p>17.7</text:p>
          </table:table-cell>
          <table:table-cell table:style-name="ce3" office:value-type="float" office:value="74" calcext:value-type="float">
            <text:p>74</text:p>
          </table:table-cell>
          <table:table-cell table:style-name="ce5" table:formula="of:=IF([.G21]&gt;[.$L$4];3*([.G21]-[.$L$4])/([.$L$3]-[.$L$4])+4;3*[.G21]/[.$L$4]+1)" office:value-type="float" office:value="24.3333333333333" calcext:value-type="float">
            <text:p>24.3</text:p>
          </table:table-cell>
          <table:table-cell table:style-name="ce3" office:value-type="float" office:value="94" calcext:value-type="float">
            <text:p>94</text:p>
          </table:table-cell>
          <table:table-cell table:style-name="ce5" table:formula="of:=IF([.I21]&gt;[.$L$4];3*([.I21]-[.$L$4])/([.$L$3]-[.$L$4])+4;3*[.I21]/[.$L$4]+1)" office:value-type="float" office:value="31" calcext:value-type="float">
            <text:p>31.0</text:p>
          </table:table-cell>
          <table:table-cell table:style-name="ce3" office:value-type="float" office:value="114" calcext:value-type="float">
            <text:p>114</text:p>
          </table:table-cell>
          <table:table-cell table:style-name="ce5" table:formula="of:=IF([.K21]&gt;[.$L$4];3*([.K21]-[.$L$4])/([.$L$3]-[.$L$4])+4;3*[.K21]/[.$L$4]+1)" office:value-type="float" office:value="37.6666666666667" calcext:value-type="float">
            <text:p>37.7</text:p>
          </table:table-cell>
          <table:table-cell table:style-name="ce3" office:value-type="float" office:value="134" calcext:value-type="float">
            <text:p>134</text:p>
          </table:table-cell>
          <table:table-cell table:style-name="ce5" table:formula="of:=IF([.M21]&gt;[.$L$4];3*([.M21]-[.$L$4])/([.$L$3]-[.$L$4])+4;3*[.M21]/[.$L$4]+1)" office:value-type="float" office:value="44.3333333333333" calcext:value-type="float">
            <text:p>44.3</text:p>
          </table:table-cell>
          <table:table-cell table:style-name="ce3" office:value-type="float" office:value="154" calcext:value-type="float">
            <text:p>154</text:p>
          </table:table-cell>
          <table:table-cell table:style-name="ce5" table:formula="of:=IF([.O21]&gt;[.$L$4];3*([.O21]-[.$L$4])/([.$L$3]-[.$L$4])+4;3*[.O21]/[.$L$4]+1)" office:value-type="float" office:value="51" calcext:value-type="float">
            <text:p>51.0</text:p>
          </table:table-cell>
          <table:table-cell table:style-name="ce3" office:value-type="float" office:value="174" calcext:value-type="float">
            <text:p>174</text:p>
          </table:table-cell>
          <table:table-cell table:style-name="ce5" table:formula="of:=IF([.Q21]&gt;[.$L$4];3*([.Q21]-[.$L$4])/([.$L$3]-[.$L$4])+4;3*[.Q21]/[.$L$4]+1)" office:value-type="float" office:value="57.6666666666667" calcext:value-type="float">
            <text:p>57.7</text:p>
          </table:table-cell>
          <table:table-cell table:style-name="ce3" office:value-type="float" office:value="194" calcext:value-type="float">
            <text:p>194</text:p>
          </table:table-cell>
          <table:table-cell table:style-name="ce5" table:formula="of:=IF([.S21]&gt;[.$L$4];3*([.S21]-[.$L$4])/([.$L$3]-[.$L$4])+4;3*[.S21]/[.$L$4]+1)" office:value-type="float" office:value="64.3333333333333" calcext:value-type="float">
            <text:p>64.3</text:p>
          </table:table-cell>
          <table:table-cell table:style-name="ce3" office:value-type="float" office:value="214" calcext:value-type="float">
            <text:p>214</text:p>
          </table:table-cell>
          <table:table-cell table:style-name="ce5" table:formula="of:=IF([.U21]&gt;[.$L$4];3*([.U21]-[.$L$4])/([.$L$3]-[.$L$4])+4;3*[.U21]/[.$L$4]+1)" office:value-type="float" office:value="71" calcext:value-type="float">
            <text:p>71.0</text:p>
          </table:table-cell>
          <table:table-cell table:number-columns-repeated="100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table:formula="of:=IF([.A22]&gt;[.$L$4];3*([.A22]-[.$L$4])/([.$L$3]-[.$L$4])+4;3*[.A22]/[.$L$4]+1)" office:value-type="float" office:value="4.66666666666667" calcext:value-type="float">
            <text:p>4.7</text:p>
          </table:table-cell>
          <table:table-cell table:style-name="ce3" office:value-type="float" office:value="35" calcext:value-type="float">
            <text:p>35</text:p>
          </table:table-cell>
          <table:table-cell table:style-name="ce5" table:formula="of:=IF([.C22]&gt;[.$L$4];3*([.C22]-[.$L$4])/([.$L$3]-[.$L$4])+4;3*[.C22]/[.$L$4]+1)" office:value-type="float" office:value="11.3333333333333" calcext:value-type="float">
            <text:p>11.3</text:p>
          </table:table-cell>
          <table:table-cell table:style-name="ce3" office:value-type="float" office:value="55" calcext:value-type="float">
            <text:p>55</text:p>
          </table:table-cell>
          <table:table-cell table:style-name="ce5" table:formula="of:=IF([.E22]&gt;[.$L$4];3*([.E22]-[.$L$4])/([.$L$3]-[.$L$4])+4;3*[.E22]/[.$L$4]+1)" office:value-type="float" office:value="18" calcext:value-type="float">
            <text:p>18.0</text:p>
          </table:table-cell>
          <table:table-cell table:style-name="ce3" office:value-type="float" office:value="75" calcext:value-type="float">
            <text:p>75</text:p>
          </table:table-cell>
          <table:table-cell table:style-name="ce5" table:formula="of:=IF([.G22]&gt;[.$L$4];3*([.G22]-[.$L$4])/([.$L$3]-[.$L$4])+4;3*[.G22]/[.$L$4]+1)" office:value-type="float" office:value="24.6666666666667" calcext:value-type="float">
            <text:p>24.7</text:p>
          </table:table-cell>
          <table:table-cell table:style-name="ce3" office:value-type="float" office:value="95" calcext:value-type="float">
            <text:p>95</text:p>
          </table:table-cell>
          <table:table-cell table:style-name="ce5" table:formula="of:=IF([.I22]&gt;[.$L$4];3*([.I22]-[.$L$4])/([.$L$3]-[.$L$4])+4;3*[.I22]/[.$L$4]+1)" office:value-type="float" office:value="31.3333333333333" calcext:value-type="float">
            <text:p>31.3</text:p>
          </table:table-cell>
          <table:table-cell table:style-name="ce3" office:value-type="float" office:value="115" calcext:value-type="float">
            <text:p>115</text:p>
          </table:table-cell>
          <table:table-cell table:style-name="ce5" table:formula="of:=IF([.K22]&gt;[.$L$4];3*([.K22]-[.$L$4])/([.$L$3]-[.$L$4])+4;3*[.K22]/[.$L$4]+1)" office:value-type="float" office:value="38" calcext:value-type="float">
            <text:p>38.0</text:p>
          </table:table-cell>
          <table:table-cell table:style-name="ce3" office:value-type="float" office:value="135" calcext:value-type="float">
            <text:p>135</text:p>
          </table:table-cell>
          <table:table-cell table:style-name="ce5" table:formula="of:=IF([.M22]&gt;[.$L$4];3*([.M22]-[.$L$4])/([.$L$3]-[.$L$4])+4;3*[.M22]/[.$L$4]+1)" office:value-type="float" office:value="44.6666666666667" calcext:value-type="float">
            <text:p>44.7</text:p>
          </table:table-cell>
          <table:table-cell table:style-name="ce3" office:value-type="float" office:value="155" calcext:value-type="float">
            <text:p>155</text:p>
          </table:table-cell>
          <table:table-cell table:style-name="ce5" table:formula="of:=IF([.O22]&gt;[.$L$4];3*([.O22]-[.$L$4])/([.$L$3]-[.$L$4])+4;3*[.O22]/[.$L$4]+1)" office:value-type="float" office:value="51.3333333333333" calcext:value-type="float">
            <text:p>51.3</text:p>
          </table:table-cell>
          <table:table-cell table:style-name="ce3" office:value-type="float" office:value="175" calcext:value-type="float">
            <text:p>175</text:p>
          </table:table-cell>
          <table:table-cell table:style-name="ce5" table:formula="of:=IF([.Q22]&gt;[.$L$4];3*([.Q22]-[.$L$4])/([.$L$3]-[.$L$4])+4;3*[.Q22]/[.$L$4]+1)" office:value-type="float" office:value="58" calcext:value-type="float">
            <text:p>58.0</text:p>
          </table:table-cell>
          <table:table-cell table:style-name="ce3" office:value-type="float" office:value="195" calcext:value-type="float">
            <text:p>195</text:p>
          </table:table-cell>
          <table:table-cell table:style-name="ce5" table:formula="of:=IF([.S22]&gt;[.$L$4];3*([.S22]-[.$L$4])/([.$L$3]-[.$L$4])+4;3*[.S22]/[.$L$4]+1)" office:value-type="float" office:value="64.6666666666667" calcext:value-type="float">
            <text:p>64.7</text:p>
          </table:table-cell>
          <table:table-cell table:style-name="ce3" office:value-type="float" office:value="215" calcext:value-type="float">
            <text:p>215</text:p>
          </table:table-cell>
          <table:table-cell table:style-name="ce5" table:formula="of:=IF([.U22]&gt;[.$L$4];3*([.U22]-[.$L$4])/([.$L$3]-[.$L$4])+4;3*[.U22]/[.$L$4]+1)" office:value-type="float" office:value="71.3333333333333" calcext:value-type="float">
            <text:p>71.3</text:p>
          </table:table-cell>
          <table:table-cell table:number-columns-repeated="1002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table:formula="of:=IF([.A23]&gt;[.$L$4];3*([.A23]-[.$L$4])/([.$L$3]-[.$L$4])+4;3*[.A23]/[.$L$4]+1)" office:value-type="float" office:value="5" calcext:value-type="float">
            <text:p>5.0</text:p>
          </table:table-cell>
          <table:table-cell table:style-name="ce3" office:value-type="float" office:value="36" calcext:value-type="float">
            <text:p>36</text:p>
          </table:table-cell>
          <table:table-cell table:style-name="ce5" table:formula="of:=IF([.C23]&gt;[.$L$4];3*([.C23]-[.$L$4])/([.$L$3]-[.$L$4])+4;3*[.C23]/[.$L$4]+1)" office:value-type="float" office:value="11.6666666666667" calcext:value-type="float">
            <text:p>11.7</text:p>
          </table:table-cell>
          <table:table-cell table:style-name="ce3" office:value-type="float" office:value="56" calcext:value-type="float">
            <text:p>56</text:p>
          </table:table-cell>
          <table:table-cell table:style-name="ce5" table:formula="of:=IF([.E23]&gt;[.$L$4];3*([.E23]-[.$L$4])/([.$L$3]-[.$L$4])+4;3*[.E23]/[.$L$4]+1)" office:value-type="float" office:value="18.3333333333333" calcext:value-type="float">
            <text:p>18.3</text:p>
          </table:table-cell>
          <table:table-cell table:style-name="ce3" office:value-type="float" office:value="76" calcext:value-type="float">
            <text:p>76</text:p>
          </table:table-cell>
          <table:table-cell table:style-name="ce5" table:formula="of:=IF([.G23]&gt;[.$L$4];3*([.G23]-[.$L$4])/([.$L$3]-[.$L$4])+4;3*[.G23]/[.$L$4]+1)" office:value-type="float" office:value="25" calcext:value-type="float">
            <text:p>25.0</text:p>
          </table:table-cell>
          <table:table-cell table:style-name="ce3" office:value-type="float" office:value="96" calcext:value-type="float">
            <text:p>96</text:p>
          </table:table-cell>
          <table:table-cell table:style-name="ce5" table:formula="of:=IF([.I23]&gt;[.$L$4];3*([.I23]-[.$L$4])/([.$L$3]-[.$L$4])+4;3*[.I23]/[.$L$4]+1)" office:value-type="float" office:value="31.6666666666667" calcext:value-type="float">
            <text:p>31.7</text:p>
          </table:table-cell>
          <table:table-cell table:style-name="ce3" office:value-type="float" office:value="116" calcext:value-type="float">
            <text:p>116</text:p>
          </table:table-cell>
          <table:table-cell table:style-name="ce5" table:formula="of:=IF([.K23]&gt;[.$L$4];3*([.K23]-[.$L$4])/([.$L$3]-[.$L$4])+4;3*[.K23]/[.$L$4]+1)" office:value-type="float" office:value="38.3333333333333" calcext:value-type="float">
            <text:p>38.3</text:p>
          </table:table-cell>
          <table:table-cell table:style-name="ce3" office:value-type="float" office:value="136" calcext:value-type="float">
            <text:p>136</text:p>
          </table:table-cell>
          <table:table-cell table:style-name="ce5" table:formula="of:=IF([.M23]&gt;[.$L$4];3*([.M23]-[.$L$4])/([.$L$3]-[.$L$4])+4;3*[.M23]/[.$L$4]+1)" office:value-type="float" office:value="45" calcext:value-type="float">
            <text:p>45.0</text:p>
          </table:table-cell>
          <table:table-cell table:style-name="ce3" office:value-type="float" office:value="156" calcext:value-type="float">
            <text:p>156</text:p>
          </table:table-cell>
          <table:table-cell table:style-name="ce5" table:formula="of:=IF([.O23]&gt;[.$L$4];3*([.O23]-[.$L$4])/([.$L$3]-[.$L$4])+4;3*[.O23]/[.$L$4]+1)" office:value-type="float" office:value="51.6666666666667" calcext:value-type="float">
            <text:p>51.7</text:p>
          </table:table-cell>
          <table:table-cell table:style-name="ce3" office:value-type="float" office:value="176" calcext:value-type="float">
            <text:p>176</text:p>
          </table:table-cell>
          <table:table-cell table:style-name="ce5" table:formula="of:=IF([.Q23]&gt;[.$L$4];3*([.Q23]-[.$L$4])/([.$L$3]-[.$L$4])+4;3*[.Q23]/[.$L$4]+1)" office:value-type="float" office:value="58.3333333333333" calcext:value-type="float">
            <text:p>58.3</text:p>
          </table:table-cell>
          <table:table-cell table:style-name="ce3" office:value-type="float" office:value="196" calcext:value-type="float">
            <text:p>196</text:p>
          </table:table-cell>
          <table:table-cell table:style-name="ce5" table:formula="of:=IF([.S23]&gt;[.$L$4];3*([.S23]-[.$L$4])/([.$L$3]-[.$L$4])+4;3*[.S23]/[.$L$4]+1)" office:value-type="float" office:value="65" calcext:value-type="float">
            <text:p>65.0</text:p>
          </table:table-cell>
          <table:table-cell table:style-name="ce3" office:value-type="float" office:value="216" calcext:value-type="float">
            <text:p>216</text:p>
          </table:table-cell>
          <table:table-cell table:style-name="ce5" table:formula="of:=IF([.U23]&gt;[.$L$4];3*([.U23]-[.$L$4])/([.$L$3]-[.$L$4])+4;3*[.U23]/[.$L$4]+1)" office:value-type="float" office:value="71.6666666666667" calcext:value-type="float">
            <text:p>71.7</text:p>
          </table:table-cell>
          <table:table-cell table:number-columns-repeated="100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" table:formula="of:=IF([.A24]&gt;[.$L$4];3*([.A24]-[.$L$4])/([.$L$3]-[.$L$4])+4;3*[.A24]/[.$L$4]+1)" office:value-type="float" office:value="5.33333333333333" calcext:value-type="float">
            <text:p>5.3</text:p>
          </table:table-cell>
          <table:table-cell table:style-name="ce3" office:value-type="float" office:value="37" calcext:value-type="float">
            <text:p>37</text:p>
          </table:table-cell>
          <table:table-cell table:style-name="ce5" table:formula="of:=IF([.C24]&gt;[.$L$4];3*([.C24]-[.$L$4])/([.$L$3]-[.$L$4])+4;3*[.C24]/[.$L$4]+1)" office:value-type="float" office:value="12" calcext:value-type="float">
            <text:p>12.0</text:p>
          </table:table-cell>
          <table:table-cell table:style-name="ce3" office:value-type="float" office:value="57" calcext:value-type="float">
            <text:p>57</text:p>
          </table:table-cell>
          <table:table-cell table:style-name="ce5" table:formula="of:=IF([.E24]&gt;[.$L$4];3*([.E24]-[.$L$4])/([.$L$3]-[.$L$4])+4;3*[.E24]/[.$L$4]+1)" office:value-type="float" office:value="18.6666666666667" calcext:value-type="float">
            <text:p>18.7</text:p>
          </table:table-cell>
          <table:table-cell table:style-name="ce3" office:value-type="float" office:value="77" calcext:value-type="float">
            <text:p>77</text:p>
          </table:table-cell>
          <table:table-cell table:style-name="ce5" table:formula="of:=IF([.G24]&gt;[.$L$4];3*([.G24]-[.$L$4])/([.$L$3]-[.$L$4])+4;3*[.G24]/[.$L$4]+1)" office:value-type="float" office:value="25.3333333333333" calcext:value-type="float">
            <text:p>25.3</text:p>
          </table:table-cell>
          <table:table-cell table:style-name="ce3" office:value-type="float" office:value="97" calcext:value-type="float">
            <text:p>97</text:p>
          </table:table-cell>
          <table:table-cell table:style-name="ce5" table:formula="of:=IF([.I24]&gt;[.$L$4];3*([.I24]-[.$L$4])/([.$L$3]-[.$L$4])+4;3*[.I24]/[.$L$4]+1)" office:value-type="float" office:value="32" calcext:value-type="float">
            <text:p>32.0</text:p>
          </table:table-cell>
          <table:table-cell table:style-name="ce3" office:value-type="float" office:value="117" calcext:value-type="float">
            <text:p>117</text:p>
          </table:table-cell>
          <table:table-cell table:style-name="ce5" table:formula="of:=IF([.K24]&gt;[.$L$4];3*([.K24]-[.$L$4])/([.$L$3]-[.$L$4])+4;3*[.K24]/[.$L$4]+1)" office:value-type="float" office:value="38.6666666666667" calcext:value-type="float">
            <text:p>38.7</text:p>
          </table:table-cell>
          <table:table-cell table:style-name="ce3" office:value-type="float" office:value="137" calcext:value-type="float">
            <text:p>137</text:p>
          </table:table-cell>
          <table:table-cell table:style-name="ce5" table:formula="of:=IF([.M24]&gt;[.$L$4];3*([.M24]-[.$L$4])/([.$L$3]-[.$L$4])+4;3*[.M24]/[.$L$4]+1)" office:value-type="float" office:value="45.3333333333333" calcext:value-type="float">
            <text:p>45.3</text:p>
          </table:table-cell>
          <table:table-cell table:style-name="ce3" office:value-type="float" office:value="157" calcext:value-type="float">
            <text:p>157</text:p>
          </table:table-cell>
          <table:table-cell table:style-name="ce5" table:formula="of:=IF([.O24]&gt;[.$L$4];3*([.O24]-[.$L$4])/([.$L$3]-[.$L$4])+4;3*[.O24]/[.$L$4]+1)" office:value-type="float" office:value="52" calcext:value-type="float">
            <text:p>52.0</text:p>
          </table:table-cell>
          <table:table-cell table:style-name="ce3" office:value-type="float" office:value="177" calcext:value-type="float">
            <text:p>177</text:p>
          </table:table-cell>
          <table:table-cell table:style-name="ce5" table:formula="of:=IF([.Q24]&gt;[.$L$4];3*([.Q24]-[.$L$4])/([.$L$3]-[.$L$4])+4;3*[.Q24]/[.$L$4]+1)" office:value-type="float" office:value="58.6666666666667" calcext:value-type="float">
            <text:p>58.7</text:p>
          </table:table-cell>
          <table:table-cell table:style-name="ce3" office:value-type="float" office:value="197" calcext:value-type="float">
            <text:p>197</text:p>
          </table:table-cell>
          <table:table-cell table:style-name="ce5" table:formula="of:=IF([.S24]&gt;[.$L$4];3*([.S24]-[.$L$4])/([.$L$3]-[.$L$4])+4;3*[.S24]/[.$L$4]+1)" office:value-type="float" office:value="65.3333333333333" calcext:value-type="float">
            <text:p>65.3</text:p>
          </table:table-cell>
          <table:table-cell table:style-name="ce3" office:value-type="float" office:value="217" calcext:value-type="float">
            <text:p>217</text:p>
          </table:table-cell>
          <table:table-cell table:style-name="ce5" table:formula="of:=IF([.U24]&gt;[.$L$4];3*([.U24]-[.$L$4])/([.$L$3]-[.$L$4])+4;3*[.U24]/[.$L$4]+1)" office:value-type="float" office:value="72" calcext:value-type="float">
            <text:p>72.0</text:p>
          </table:table-cell>
          <table:table-cell table:number-columns-repeated="1002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table:formula="of:=IF([.A25]&gt;[.$L$4];3*([.A25]-[.$L$4])/([.$L$3]-[.$L$4])+4;3*[.A25]/[.$L$4]+1)" office:value-type="float" office:value="5.66666666666667" calcext:value-type="float">
            <text:p>5.7</text:p>
          </table:table-cell>
          <table:table-cell table:style-name="ce3" office:value-type="float" office:value="38" calcext:value-type="float">
            <text:p>38</text:p>
          </table:table-cell>
          <table:table-cell table:style-name="ce5" table:formula="of:=IF([.C25]&gt;[.$L$4];3*([.C25]-[.$L$4])/([.$L$3]-[.$L$4])+4;3*[.C25]/[.$L$4]+1)" office:value-type="float" office:value="12.3333333333333" calcext:value-type="float">
            <text:p>12.3</text:p>
          </table:table-cell>
          <table:table-cell table:style-name="ce3" office:value-type="float" office:value="58" calcext:value-type="float">
            <text:p>58</text:p>
          </table:table-cell>
          <table:table-cell table:style-name="ce5" table:formula="of:=IF([.E25]&gt;[.$L$4];3*([.E25]-[.$L$4])/([.$L$3]-[.$L$4])+4;3*[.E25]/[.$L$4]+1)" office:value-type="float" office:value="19" calcext:value-type="float">
            <text:p>19.0</text:p>
          </table:table-cell>
          <table:table-cell table:style-name="ce3" office:value-type="float" office:value="78" calcext:value-type="float">
            <text:p>78</text:p>
          </table:table-cell>
          <table:table-cell table:style-name="ce5" table:formula="of:=IF([.G25]&gt;[.$L$4];3*([.G25]-[.$L$4])/([.$L$3]-[.$L$4])+4;3*[.G25]/[.$L$4]+1)" office:value-type="float" office:value="25.6666666666667" calcext:value-type="float">
            <text:p>25.7</text:p>
          </table:table-cell>
          <table:table-cell table:style-name="ce3" office:value-type="float" office:value="98" calcext:value-type="float">
            <text:p>98</text:p>
          </table:table-cell>
          <table:table-cell table:style-name="ce5" table:formula="of:=IF([.I25]&gt;[.$L$4];3*([.I25]-[.$L$4])/([.$L$3]-[.$L$4])+4;3*[.I25]/[.$L$4]+1)" office:value-type="float" office:value="32.3333333333333" calcext:value-type="float">
            <text:p>32.3</text:p>
          </table:table-cell>
          <table:table-cell table:style-name="ce3" office:value-type="float" office:value="118" calcext:value-type="float">
            <text:p>118</text:p>
          </table:table-cell>
          <table:table-cell table:style-name="ce5" table:formula="of:=IF([.K25]&gt;[.$L$4];3*([.K25]-[.$L$4])/([.$L$3]-[.$L$4])+4;3*[.K25]/[.$L$4]+1)" office:value-type="float" office:value="39" calcext:value-type="float">
            <text:p>39.0</text:p>
          </table:table-cell>
          <table:table-cell table:style-name="ce3" office:value-type="float" office:value="138" calcext:value-type="float">
            <text:p>138</text:p>
          </table:table-cell>
          <table:table-cell table:style-name="ce5" table:formula="of:=IF([.M25]&gt;[.$L$4];3*([.M25]-[.$L$4])/([.$L$3]-[.$L$4])+4;3*[.M25]/[.$L$4]+1)" office:value-type="float" office:value="45.6666666666667" calcext:value-type="float">
            <text:p>45.7</text:p>
          </table:table-cell>
          <table:table-cell table:style-name="ce3" office:value-type="float" office:value="158" calcext:value-type="float">
            <text:p>158</text:p>
          </table:table-cell>
          <table:table-cell table:style-name="ce5" table:formula="of:=IF([.O25]&gt;[.$L$4];3*([.O25]-[.$L$4])/([.$L$3]-[.$L$4])+4;3*[.O25]/[.$L$4]+1)" office:value-type="float" office:value="52.3333333333333" calcext:value-type="float">
            <text:p>52.3</text:p>
          </table:table-cell>
          <table:table-cell table:style-name="ce3" office:value-type="float" office:value="178" calcext:value-type="float">
            <text:p>178</text:p>
          </table:table-cell>
          <table:table-cell table:style-name="ce5" table:formula="of:=IF([.Q25]&gt;[.$L$4];3*([.Q25]-[.$L$4])/([.$L$3]-[.$L$4])+4;3*[.Q25]/[.$L$4]+1)" office:value-type="float" office:value="59" calcext:value-type="float">
            <text:p>59.0</text:p>
          </table:table-cell>
          <table:table-cell table:style-name="ce3" office:value-type="float" office:value="198" calcext:value-type="float">
            <text:p>198</text:p>
          </table:table-cell>
          <table:table-cell table:style-name="ce5" table:formula="of:=IF([.S25]&gt;[.$L$4];3*([.S25]-[.$L$4])/([.$L$3]-[.$L$4])+4;3*[.S25]/[.$L$4]+1)" office:value-type="float" office:value="65.6666666666667" calcext:value-type="float">
            <text:p>65.7</text:p>
          </table:table-cell>
          <table:table-cell table:style-name="ce3" office:value-type="float" office:value="218" calcext:value-type="float">
            <text:p>218</text:p>
          </table:table-cell>
          <table:table-cell table:style-name="ce5" table:formula="of:=IF([.U25]&gt;[.$L$4];3*([.U25]-[.$L$4])/([.$L$3]-[.$L$4])+4;3*[.U25]/[.$L$4]+1)" office:value-type="float" office:value="72.3333333333333" calcext:value-type="float">
            <text:p>72.3</text:p>
          </table:table-cell>
          <table:table-cell table:number-columns-repeated="1002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table:formula="of:=IF([.A26]&gt;[.$L$4];3*([.A26]-[.$L$4])/([.$L$3]-[.$L$4])+4;3*[.A26]/[.$L$4]+1)" office:value-type="float" office:value="6" calcext:value-type="float">
            <text:p>6.0</text:p>
          </table:table-cell>
          <table:table-cell table:style-name="ce3" office:value-type="float" office:value="39" calcext:value-type="float">
            <text:p>39</text:p>
          </table:table-cell>
          <table:table-cell table:style-name="ce5" table:formula="of:=IF([.C26]&gt;[.$L$4];3*([.C26]-[.$L$4])/([.$L$3]-[.$L$4])+4;3*[.C26]/[.$L$4]+1)" office:value-type="float" office:value="12.6666666666667" calcext:value-type="float">
            <text:p>12.7</text:p>
          </table:table-cell>
          <table:table-cell table:style-name="ce3" office:value-type="float" office:value="59" calcext:value-type="float">
            <text:p>59</text:p>
          </table:table-cell>
          <table:table-cell table:style-name="ce5" table:formula="of:=IF([.E26]&gt;[.$L$4];3*([.E26]-[.$L$4])/([.$L$3]-[.$L$4])+4;3*[.E26]/[.$L$4]+1)" office:value-type="float" office:value="19.3333333333333" calcext:value-type="float">
            <text:p>19.3</text:p>
          </table:table-cell>
          <table:table-cell table:style-name="ce3" office:value-type="float" office:value="79" calcext:value-type="float">
            <text:p>79</text:p>
          </table:table-cell>
          <table:table-cell table:style-name="ce5" table:formula="of:=IF([.G26]&gt;[.$L$4];3*([.G26]-[.$L$4])/([.$L$3]-[.$L$4])+4;3*[.G26]/[.$L$4]+1)" office:value-type="float" office:value="26" calcext:value-type="float">
            <text:p>26.0</text:p>
          </table:table-cell>
          <table:table-cell table:style-name="ce3" office:value-type="float" office:value="99" calcext:value-type="float">
            <text:p>99</text:p>
          </table:table-cell>
          <table:table-cell table:style-name="ce5" table:formula="of:=IF([.I26]&gt;[.$L$4];3*([.I26]-[.$L$4])/([.$L$3]-[.$L$4])+4;3*[.I26]/[.$L$4]+1)" office:value-type="float" office:value="32.6666666666667" calcext:value-type="float">
            <text:p>32.7</text:p>
          </table:table-cell>
          <table:table-cell table:style-name="ce3" office:value-type="float" office:value="119" calcext:value-type="float">
            <text:p>119</text:p>
          </table:table-cell>
          <table:table-cell table:style-name="ce5" table:formula="of:=IF([.K26]&gt;[.$L$4];3*([.K26]-[.$L$4])/([.$L$3]-[.$L$4])+4;3*[.K26]/[.$L$4]+1)" office:value-type="float" office:value="39.3333333333333" calcext:value-type="float">
            <text:p>39.3</text:p>
          </table:table-cell>
          <table:table-cell table:style-name="ce3" office:value-type="float" office:value="139" calcext:value-type="float">
            <text:p>139</text:p>
          </table:table-cell>
          <table:table-cell table:style-name="ce5" table:formula="of:=IF([.M26]&gt;[.$L$4];3*([.M26]-[.$L$4])/([.$L$3]-[.$L$4])+4;3*[.M26]/[.$L$4]+1)" office:value-type="float" office:value="46" calcext:value-type="float">
            <text:p>46.0</text:p>
          </table:table-cell>
          <table:table-cell table:style-name="ce3" office:value-type="float" office:value="159" calcext:value-type="float">
            <text:p>159</text:p>
          </table:table-cell>
          <table:table-cell table:style-name="ce5" table:formula="of:=IF([.O26]&gt;[.$L$4];3*([.O26]-[.$L$4])/([.$L$3]-[.$L$4])+4;3*[.O26]/[.$L$4]+1)" office:value-type="float" office:value="52.6666666666667" calcext:value-type="float">
            <text:p>52.7</text:p>
          </table:table-cell>
          <table:table-cell table:style-name="ce3" office:value-type="float" office:value="179" calcext:value-type="float">
            <text:p>179</text:p>
          </table:table-cell>
          <table:table-cell table:style-name="ce5" table:formula="of:=IF([.Q26]&gt;[.$L$4];3*([.Q26]-[.$L$4])/([.$L$3]-[.$L$4])+4;3*[.Q26]/[.$L$4]+1)" office:value-type="float" office:value="59.3333333333333" calcext:value-type="float">
            <text:p>59.3</text:p>
          </table:table-cell>
          <table:table-cell table:style-name="ce3" office:value-type="float" office:value="199" calcext:value-type="float">
            <text:p>199</text:p>
          </table:table-cell>
          <table:table-cell table:style-name="ce5" table:formula="of:=IF([.S26]&gt;[.$L$4];3*([.S26]-[.$L$4])/([.$L$3]-[.$L$4])+4;3*[.S26]/[.$L$4]+1)" office:value-type="float" office:value="66" calcext:value-type="float">
            <text:p>66.0</text:p>
          </table:table-cell>
          <table:table-cell table:style-name="ce3" office:value-type="float" office:value="219" calcext:value-type="float">
            <text:p>219</text:p>
          </table:table-cell>
          <table:table-cell table:style-name="ce5" table:formula="of:=IF([.U26]&gt;[.$L$4];3*([.U26]-[.$L$4])/([.$L$3]-[.$L$4])+4;3*[.U26]/[.$L$4]+1)" office:value-type="float" office:value="72.6666666666667" calcext:value-type="float">
            <text:p>72.7</text:p>
          </table:table-cell>
          <table:table-cell table:number-columns-repeated="100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ESCALA NOTAS'.A7:'ESCALA NOTAS'.A26 'ESCALA NOTAS'.C7:'ESCALA NOTAS'.C26 'ESCALA NOTAS'.E7:'ESCALA NOTAS'.E26 'ESCALA NOTAS'.G7:'ESCALA NOTAS'.G26 'ESCALA NOTAS'.I7:'ESCALA NOTAS'.I26 'ESCALA NOTAS'.K7:'ESCALA NOTAS'.K26 'ESCALA NOTAS'.M7:'ESCALA NOTAS'.M26 'ESCALA NOTAS'.O7:'ESCALA NOTAS'.O26 'ESCALA NOTAS'.Q7:'ESCALA NOTAS'.Q26 'ESCALA NOTAS'.S7:'ESCALA NOTAS'.S26 'ESCALA NOTAS'.U7:'ESCALA NOTAS'.U26">
            <calcext:condition calcext:apply-style-name="Excel_CondFormat_1_1_1" calcext:value="&gt;[$'ESCALA NOTAS'.$L$3]" calcext:base-cell-address="'ESCALA NOTAS'.A7"/>
          </calcext:conditional-format>
          <calcext:conditional-format calcext:target-range-address="'ESCALA NOTAS'.B7:'ESCALA NOTAS'.B26 'ESCALA NOTAS'.D7:'ESCALA NOTAS'.D26 'ESCALA NOTAS'.F7:'ESCALA NOTAS'.F26 'ESCALA NOTAS'.H7:'ESCALA NOTAS'.H26 'ESCALA NOTAS'.J7:'ESCALA NOTAS'.J26 'ESCALA NOTAS'.L7:'ESCALA NOTAS'.L26 'ESCALA NOTAS'.N7:'ESCALA NOTAS'.N26 'ESCALA NOTAS'.P7:'ESCALA NOTAS'.P26 'ESCALA NOTAS'.T7:'ESCALA NOTAS'.T26 'ESCALA NOTAS'.V7:'ESCALA NOTAS'.V26 'ESCALA NOTAS'.W15:'ESCALA NOTAS'.W15 'ESCALA NOTAS'.Q4:'ESCALA NOTAS'.Q4 'ESCALA NOTAS'.R7:'ESCALA NOTAS'.R26">
            <calcext:condition calcext:apply-style-name="Excel_CondFormat_1_2_1" calcext:value="&gt;7" calcext:base-cell-address="'ESCALA NOTAS'.B7"/>
            <calcext:condition calcext:apply-style-name="Excel_CondFormat_1_2_2" calcext:value="&lt;4" calcext:base-cell-address="'ESCALA NOTAS'.B7"/>
            <calcext:condition calcext:apply-style-name="Excel_CondFormat_1_2_3" calcext:value="&gt;=4" calcext:base-cell-address="'ESCALA NOTAS'.B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</number:number-style>
    <number:number-style style:name="N122">
      <number:text>$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</number:number-style>
    <number:number-style style:name="N125">
      <number:text>$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  <number:text>,</number:text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2P0" style:volatile="true">
      <number:number number:decimal-places="0" loext:min-decimal-places="0" number:min-integer-digits="1" number:grouping="true"/>
      <number:text> €</number:text>
    </number:number-style>
    <number:number-style style:name="N15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2P0"/>
    </number:number-style>
    <number:number-style style:name="N153P0" style:volatile="true">
      <number:number number:decimal-places="0" loext:min-decimal-places="0" number:min-integer-digits="1" number:grouping="true"/>
      <number:text> €</number:text>
    </number:number-style>
    <number:number-style style:name="N15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3P0"/>
    </number:number-style>
    <number:number-style style:name="N155P0" style:volatile="true">
      <number:number number:decimal-places="2" loext:min-decimal-places="2" number:min-integer-digits="1" number:grouping="true"/>
      <number:text> €</number:text>
    </number:number-style>
    <number:number-style style:name="N15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  <number:text> €</number:text>
    </number:number-style>
    <number:number-style style:name="N15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6P0"/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60P2" style:volatile="true">
      <loext:text> </loext:text>
      <loext:fill-character> </loext:fill-character>
      <number:text>-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6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64P2" style:volatile="true">
      <loext:text> </loext:text>
      <loext:fill-character> </loext:fill-character>
      <number:text>-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7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text>$ </number:text>
      <number:number number:decimal-places="0" loext:min-decimal-places="0" number:min-integer-digits="1" number:grouping="true"/>
    </number:number-style>
    <number:number-style style:name="N174">
      <number:text>-$ </number:text>
      <number:number number:decimal-places="0" loext:min-decimal-places="0" number:min-integer-digits="1" number:grouping="true"/>
      <style:map style:condition="value()&gt;=0" style:apply-style-name="N174P0"/>
    </number:number-style>
    <number:number-style style:name="N175P0" style:volatile="true">
      <number:text>$ </number:text>
      <number:number number:decimal-places="0" loext:min-decimal-places="0" number:min-integer-digits="1" number:grouping="true"/>
    </number:number-style>
    <number:number-style style:name="N175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75P0"/>
    </number:number-style>
    <number:number-style style:name="N177P0" style:volatile="true">
      <number:text>$ </number:text>
      <number:number number:decimal-places="2" loext:min-decimal-places="2" number:min-integer-digits="1" number:grouping="true"/>
    </number:number-style>
    <number:number-style style:name="N177">
      <number:text>-$ </number:text>
      <number:number number:decimal-places="2" loext:min-decimal-places="2" number:min-integer-digits="1" number:grouping="true"/>
      <style:map style:condition="value()&gt;=0" style:apply-style-name="N177P0"/>
    </number:number-style>
    <number:number-style style:name="N178P0" style:volatile="true">
      <number:text>$ </number:text>
      <number:number number:decimal-places="2" loext:min-decimal-places="2" number:min-integer-digits="1" number:grouping="true"/>
    </number:number-style>
    <number:number-style style:name="N178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78P0"/>
    </number:number-style>
    <number:number-style style:name="N18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2" style:volatile="true">
      <loext:text> $ </loext:text>
      <loext:fill-character> </loext:fill-character>
      <number:text>-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Ch$</number:text>
      <number:number number:decimal-places="0" loext:min-decimal-places="0" number:min-integer-digits="1" number:grouping="true"/>
      <number:text> </number:text>
    </number:number-style>
    <number:number-style style:name="N192">
      <number:text>(Ch$</number:text>
      <number:number number:decimal-places="0" loext:min-decimal-places="0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Ch$</number:text>
      <number:number number:decimal-places="0" loext:min-decimal-places="0" number:min-integer-digits="1" number:grouping="true"/>
      <number:text> </number:text>
    </number:number-style>
    <number:number-style style:name="N193">
      <style:text-properties fo:color="#ff0000"/>
      <number:text>(Ch$</number:text>
      <number:number number:decimal-places="0" loext:min-decimal-places="0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text>Ch$</number:text>
      <number:number number:decimal-places="2" loext:min-decimal-places="2" number:min-integer-digits="1" number:grouping="true"/>
      <number:text> </number:text>
    </number:number-style>
    <number:number-style style:name="N195">
      <number:text>(Ch$</number:text>
      <number:number number:decimal-places="2" loext:min-decimal-places="2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Ch$</number:text>
      <number:number number:decimal-places="2" loext:min-decimal-places="2" number:min-integer-digits="1" number:grouping="true"/>
      <number:text> </number:text>
    </number:number-style>
    <number:number-style style:name="N196">
      <style:text-properties fo:color="#ff0000"/>
      <number:text>(Ch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200P0" style:volatile="true">
      <loext:text> Ch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1" style:volatile="true">
      <loext:text> Ch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0P2" style:volatile="true">
      <loext:text> Ch$</loext:text>
      <loext:fill-character> </loext:fill-character>
      <number:text>-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2P2" style:volatile="true">
      <loext:text> </loext:text>
      <loext:fill-character> </loext:fill-character>
      <number:text>-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loext:text> Ch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6P1" style:volatile="true">
      <loext:text> Ch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6P2" style:volatile="true">
      <loext:text> Ch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1" loext:min-decimal-places="1" number:min-integer-digits="1"/>
    </number:number-style>
    <style:style style:name="Default" style:family="table-cell">
      <style:table-cell-properties fo:padding="2.01pt" style:rotation-align="none"/>
      <style:text-properties style:font-name="Arial" fo:font-family="Arial"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CondFormat_5f_1_5f_1_5f_1" style:display-name="Excel_CondFormat_1_1_1" style:family="table-cell" style:parent-style-name="Default">
      <style:text-properties fo:color="#ffffff"/>
    </style:style>
    <style:style style:name="Excel_5f_CondFormat_5f_1_5f_2_5f_1" style:display-name="Excel_CondFormat_1_2_1" style:family="table-cell" style:parent-style-name="Default"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1_5f_2_5f_2" style:display-name="Excel_CondFormat_1_2_2" style:family="table-cell" style:parent-style-name="Default"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CondFormat_5f_1_5f_2_5f_3" style:display-name="Excel_CondFormat_1_2_3" style:family="table-cell" style:parent-style-name="Default">
      <style:text-properties fo:color="#0000d4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1">00/00/0000</text:date>, <text:time style:data-style-name="N2" text:time-value="22:08:26.099281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SCALA_20_NOTAS" style:display-name="PageStyle_ESCALA NOT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</meta:initial-creator>
    <meta:creation-date>2005-04-08T14:48:50</meta:creation-date>
    <dc:date>2018-04-01T22:44:03.212824668</dc:date>
    <meta:editing-duration>PT7H13M50S</meta:editing-duration>
    <meta:editing-cycles>4</meta:editing-cycles>
    <meta:generator>LibreOffice/5.4.5.1$Linux_X86_64 LibreOffice_project/40m0$Build-1</meta:generator>
    <meta:document-statistic meta:table-count="1" meta:cell-count="470" meta:object-count="0"/>
  </office:meta>
</office:document-meta>
</file>